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Nov 20 23:34:06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Nov 20 23:34:06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4327">
            <draw:path id="text3340" draw:style-name="style0" draw:layer="layout" svg:x="0.611cm" svg:y="1.193cm" svg:width="6.705cm" svg:height="2.282cm" svg:viewBox="0.0 0.0 6705.118 2281.965" svg:d="M 2092.492 3306.155 L 1740.843 3306.155 L 1740.843 3263.910 C 1771.784 3261.927 1797.369 3257.960 1817.599 3252.010 C 1838.226 3246.060 1848.539 3238.721 1848.539 3229.995 C 1848.539 3226.425 1848.143 3222.061 1847.349 3216.905 C 1846.556 3211.748 1845.366 3207.186 1843.779 3203.219 L 1773.569 3014.008 L 1477.851 3014.008 C 1466.744 3041.775 1457.621 3065.971 1450.481 3086.598 C 1443.737 3107.225 1437.589 3126.265 1432.035 3143.719 C 1426.879 3160.776 1423.309 3174.659 1421.325 3185.369 C 1419.342 3196.079 1418.350 3204.806 1418.350 3211.550 C 1418.350 3227.416 1430.845 3239.713 1455.836 3248.440 C 1480.826 3257.167 1508.989 3262.323 1540.326 3263.910 L 1540.326 3306.155 L 1222.593 3306.155 L 1222.593 3263.910 C 1232.907 3263.117 1245.799 3260.935 1261.269 3257.365 C 1276.739 3253.398 1289.432 3248.242 1299.349 3241.895 C 1315.216 3231.185 1327.513 3220.078 1336.239 3208.574 C 1344.966 3196.674 1353.495 3180.411 1361.825 3159.784 C 1404.268 3053.873 1451.076 2934.872 1502.246 2802.781 C 1553.416 2670.689 1599.034 2553.077 1639.097 2449.942 L 1686.698 2449.942 L 1968.135 3178.229 C 1974.085 3193.699 1980.829 3206.194 1988.366 3215.715 C 1995.902 3225.235 2006.414 3234.556 2019.901 3243.680 C 2029.024 3249.233 2040.924 3253.993 2055.601 3257.960 C 2070.278 3261.530 2082.575 3263.513 2092.492 3263.910 L 2092.492 3306.155 L 2092.492 3306.155 ZM 1752.148 2961.052 L 1624.222 2633.799 L 1498.676 2961.052 L 1752.148 2961.052 L 1752.148 2961.052 ZM 2379.879 3321.626 C 2294.992 3321.626 2228.549 3293.462 2180.552 3237.135 C 2132.555 3180.808 2108.557 3105.242 2108.557 3010.438 C 2108.557 2969.184 2114.903 2930.707 2127.597 2895.007 C 2140.687 2858.910 2159.529 2826.184 2184.122 2796.831 C 2207.526 2768.667 2236.880 2746.057 2272.183 2729.000 C 2307.487 2711.546 2345.964 2702.820 2387.614 2702.820 C 2445.131 2702.820 2491.939 2716.703 2528.036 2744.470 C 2564.133 2771.840 2582.181 2809.326 2582.181 2856.926 C 2582.181 2876.760 2577.421 2894.412 2567.901 2909.882 C 2558.381 2924.955 2542.712 2932.492 2520.896 2932.492 C 2497.492 2932.492 2479.245 2926.542 2466.155 2914.642 C 2453.462 2902.742 2447.115 2889.453 2447.115 2874.776 C 2447.115 2856.926 2449.495 2838.679 2454.255 2820.036 C 2459.015 2800.996 2461.792 2787.112 2462.585 2778.385 C 2455.445 2766.089 2444.735 2757.957 2430.455 2753.990 C 2416.571 2749.627 2401.498 2747.445 2385.234 2747.445 C 2366.194 2747.445 2347.947 2751.610 2330.494 2759.940 C 2313.437 2767.874 2296.777 2782.749 2280.513 2804.566 C 2265.836 2824.399 2253.936 2851.174 2244.813 2884.891 C 2235.690 2918.608 2231.128 2958.870 2231.128 3005.678 C 2231.128 3079.458 2247.391 3139.752 2279.918 3186.559 C 2312.842 3232.970 2355.881 3256.175 2409.034 3256.175 C 2447.512 3256.175 2479.642 3246.853 2505.425 3228.210 C 2531.606 3209.566 2555.803 3181.601 2578.016 3144.314 L 2616.096 3169.304 C 2589.916 3216.111 2555.406 3253.200 2512.565 3280.570 C 2469.725 3307.940 2425.496 3321.626 2379.879 3321.626 L 2379.879 3321.626 ZM 3025.460 3280.570 C 2999.677 3291.280 2975.281 3300.205 2952.275 3307.345 C 2929.268 3314.882 2901.104 3318.651 2867.784 3318.651 C 2818.597 3318.651 2783.888 3306.354 2763.658 3281.760 C 2743.824 3256.770 2733.908 3221.665 2733.908 3176.444 L 2733.908 2778.980 L 2627.997 2778.980 L 2627.997 2721.860 L 2736.288 2721.860 L 2736.288 2539.193 L 2844.579 2539.193 L 2844.579 2721.860 L 3012.965 2721.860 L 3012.965 2778.980 L 2845.769 2778.980 L 2845.769 3106.829 C 2845.769 3131.422 2846.562 3152.049 2848.149 3168.709 C 2850.132 3184.973 2854.495 3199.253 2861.239 3211.550 C 2867.585 3223.053 2877.106 3231.780 2889.799 3237.730 C 2902.492 3243.680 2919.549 3246.655 2940.969 3246.655 C 2950.886 3246.655 2965.365 3245.861 2984.405 3244.275 C 3003.842 3242.291 3017.527 3239.911 3025.460 3237.135 L 3025.460 3280.570 L 3025.460 3280.570 ZM 3713.287 3295.445 L 3522.290 3308.535 L 3513.365 3300.205 L 3513.365 3225.830 L 3509.795 3225.830 C 3500.275 3235.746 3489.565 3246.457 3477.665 3257.960 C 3465.764 3269.067 3452.079 3279.182 3436.609 3288.305 C 3418.759 3299.015 3401.504 3307.147 3384.844 3312.700 C 3368.183 3318.254 3344.582 3321.031 3314.038 3321.031 C 3262.074 3321.031 3222.407 3304.172 3195.037 3270.455 C 3168.063 3236.341 3154.576 3186.956 3154.576 3122.299 L 3154.576 2841.456 C 3154.576 2827.176 3151.800 2815.276 3146.246 2805.756 C 3141.090 2795.839 3133.355 2787.311 3123.041 2780.170 C 3115.901 2775.410 3106.976 2772.039 3096.266 2770.055 C 3085.556 2767.675 3074.251 2766.089 3062.351 2765.295 L 3062.351 2726.620 L 3258.107 2712.340 L 3267.033 2720.670 L 3267.033 3128.249 C 3267.033 3170.692 3276.553 3202.624 3295.593 3224.045 C 3314.633 3245.465 3337.442 3256.175 3364.018 3256.175 C 3385.835 3256.175 3405.272 3252.803 3422.329 3246.060 C 3439.386 3239.316 3453.666 3231.383 3465.169 3222.260 C 3475.879 3213.930 3485.201 3205.203 3493.135 3196.079 C 3501.465 3186.559 3507.811 3177.833 3512.175 3169.899 L 3512.175 2837.291 C 3512.175 2824.201 3509.398 2812.697 3503.845 2802.781 C 3498.291 2792.467 3490.556 2783.740 3480.640 2776.600 C 3473.499 2771.840 3462.789 2769.064 3448.509 2768.270 C 3434.626 2767.080 3418.957 2766.089 3401.504 2765.295 L 3401.504 2726.620 L 3614.516 2712.340 L 3623.441 2720.670 L 3623.441 3186.559 C 3623.441 3200.046 3626.218 3211.550 3631.771 3221.070 C 3637.324 3230.590 3645.059 3238.721 3654.976 3245.465 C 3662.116 3249.828 3670.645 3252.803 3680.561 3254.390 C 3690.478 3255.580 3701.387 3256.373 3713.287 3256.770 L 3713.287 3295.445 L 3713.287 3295.445 ZM 4339.828 3295.445 C 4321.184 3302.189 4304.722 3307.544 4290.442 3311.510 C 4276.559 3315.874 4260.692 3318.056 4242.842 3318.056 C 4211.901 3318.056 4187.109 3310.915 4168.466 3296.635 C 4150.219 3281.959 4138.517 3260.737 4133.361 3232.970 L 4129.791 3232.970 C 4104.007 3261.530 4076.240 3283.347 4046.490 3298.420 C 4017.136 3313.494 3981.634 3321.031 3939.984 3321.031 C 3895.953 3321.031 3859.658 3307.544 3831.098 3280.570 C 3802.934 3253.597 3788.852 3218.293 3788.852 3174.659 C 3788.852 3152.049 3792.026 3131.819 3798.373 3113.969 C 3804.719 3096.118 3814.239 3080.053 3826.933 3065.773 C 3836.850 3053.873 3849.940 3043.361 3866.203 3034.238 C 3882.467 3024.718 3897.738 3017.181 3912.019 3011.628 C 3929.869 3004.884 3965.966 2992.389 4020.310 2974.142 C 4075.050 2955.895 4111.940 2941.615 4130.981 2931.302 L 4130.981 2872.396 C 4130.981 2867.240 4129.791 2857.323 4127.411 2842.646 C 4125.427 2827.969 4120.866 2814.086 4113.725 2800.996 C 4105.792 2786.319 4094.487 2773.625 4079.810 2762.915 C 4065.530 2751.809 4045.101 2746.255 4018.525 2746.255 C 4000.278 2746.255 3983.221 2749.428 3967.354 2755.775 C 3951.884 2761.725 3940.976 2768.072 3934.629 2774.815 C 3934.629 2782.749 3936.414 2794.451 3939.984 2809.921 C 3943.951 2825.391 3945.934 2839.671 3945.934 2852.761 C 3945.934 2866.645 3939.587 2879.338 3926.894 2890.841 C 3914.597 2902.345 3897.342 2908.097 3875.128 2908.097 C 3855.295 2908.097 3840.618 2901.155 3831.098 2887.271 C 3821.974 2872.991 3817.413 2857.125 3817.413 2839.671 C 3817.413 2821.424 3823.759 2803.971 3836.453 2787.311 C 3849.543 2770.650 3866.401 2755.775 3887.028 2742.685 C 3904.879 2731.578 3926.497 2722.257 3951.884 2714.720 C 3977.271 2706.786 4002.063 2702.820 4026.260 2702.820 C 4059.580 2702.820 4088.537 2705.200 4113.130 2709.960 C 4138.121 2714.323 4160.731 2724.042 4180.961 2739.115 C 4201.191 2753.792 4216.463 2773.824 4226.777 2799.211 C 4237.487 2824.201 4242.842 2856.529 4242.842 2896.197 C 4242.842 2952.920 4242.247 3003.298 4241.057 3047.328 C 4239.867 3090.962 4239.272 3138.760 4239.272 3190.724 C 4239.272 3206.194 4241.850 3218.491 4247.007 3227.615 C 4252.560 3236.738 4260.890 3244.473 4271.997 3250.820 C 4277.947 3254.390 4287.269 3256.373 4299.962 3256.770 C 4313.052 3257.167 4326.341 3257.365 4339.828 3257.365 L 4339.828 3295.445 L 4339.828 3295.445 ZM 4132.171 2981.282 C 4098.454 2991.199 4068.902 3000.918 4043.515 3010.438 C 4018.128 3019.958 3994.526 3031.858 3972.709 3046.138 C 3952.876 3059.625 3937.207 3075.690 3925.704 3094.333 C 3914.200 3112.580 3908.449 3134.397 3908.449 3159.784 C 3908.449 3192.708 3916.977 3216.905 3934.034 3232.375 C 3951.487 3247.845 3973.502 3255.580 4000.079 3255.580 C 4028.243 3255.580 4053.035 3248.837 4074.455 3235.350 C 4095.875 3221.466 4113.924 3205.203 4128.601 3186.559 L 4132.171 2981.282 L 4132.171 2981.282 ZM 4847.367 2795.046 C 4847.367 2815.276 4842.409 2833.324 4832.492 2849.191 C 4822.575 2864.661 4807.304 2872.396 4786.677 2872.396 C 4764.463 2872.396 4747.406 2866.645 4735.506 2855.141 C 4724.003 2843.638 4718.251 2830.944 4718.251 2817.061 C 4718.251 2808.334 4718.846 2800.401 4720.036 2793.261 C 4721.623 2786.120 4723.011 2778.980 4724.201 2771.840 C 4705.558 2771.840 4683.741 2779.377 4658.751 2794.451 C 4633.760 2809.524 4612.538 2830.944 4595.085 2858.711 L 4595.085 3200.244 C 4595.085 3214.128 4597.663 3225.433 4602.820 3234.160 C 4608.373 3242.886 4616.902 3249.432 4628.405 3253.795 C 4638.322 3257.762 4651.015 3260.737 4666.486 3262.720 C 4682.352 3264.703 4696.038 3266.092 4707.541 3266.885 L 4707.541 3306.155 L 4398.138 3306.155 L 4398.138 3266.885 C 4407.262 3266.092 4416.583 3265.298 4426.103 3264.505 C 4436.020 3263.712 4444.549 3262.125 4451.689 3259.745 C 4462.795 3256.175 4470.927 3250.027 4476.084 3241.300 C 4481.637 3232.176 4484.414 3220.475 4484.414 3206.194 L 4484.414 2843.836 C 4484.414 2831.539 4481.439 2819.441 4475.489 2807.541 C 4469.935 2795.641 4462.002 2786.120 4451.689 2778.980 C 4444.152 2774.220 4435.227 2770.849 4424.913 2768.865 C 4414.600 2766.485 4403.493 2764.899 4391.593 2764.105 L 4391.593 2725.430 L 4586.755 2712.340 L 4595.085 2720.670 L 4595.085 2803.376 L 4598.060 2803.376 C 4622.654 2771.245 4650.024 2746.850 4680.171 2730.190 C 4710.318 2713.530 4737.886 2705.200 4762.877 2705.200 C 4787.867 2705.200 4808.097 2713.331 4823.567 2729.595 C 4839.434 2745.858 4847.367 2767.675 4847.367 2795.046 L 4847.367 2795.046 ZM 5180.570 3306.155 L 4896.753 3306.155 L 4896.753 3266.885 C 4905.876 3266.092 4915.198 3265.298 4924.718 3264.505 C 4934.635 3263.712 4943.163 3262.125 4950.303 3259.745 C 4961.410 3256.175 4969.542 3250.027 4974.699 3241.300 C 4980.252 3232.176 4983.029 3220.475 4983.029 3206.194 L 4983.029 2843.836 C 4983.029 2831.143 4980.054 2819.639 4974.104 2809.326 C 4968.550 2798.616 4960.617 2789.691 4950.303 2782.550 C 4942.767 2777.790 4931.858 2773.824 4917.578 2770.650 C 4903.298 2767.080 4890.208 2764.899 4878.308 2764.105 L 4878.308 2725.430 L 5085.370 2712.340 L 5093.700 2720.670 L 5093.700 3199.054 C 5093.700 3212.938 5096.278 3224.441 5101.435 3233.565 C 5106.988 3242.688 5115.517 3249.432 5127.020 3253.795 C 5135.747 3257.365 5144.275 3260.340 5152.605 3262.720 C 5160.935 3264.703 5170.257 3266.092 5180.570 3266.885 L 5180.570 3306.155 L 5180.570 3306.155 ZM 5105.600 2480.883 C 5105.600 2503.493 5098.063 2523.326 5082.990 2540.383 C 5068.313 2557.043 5050.066 2565.373 5028.249 2565.373 C 5008.019 2565.373 4990.367 2557.440 4975.294 2541.573 C 4960.617 2525.310 4953.278 2506.865 4953.278 2486.238 C 4953.278 2464.421 4960.617 2445.381 4975.294 2429.117 C 4990.367 2412.854 5008.019 2404.722 5028.249 2404.722 C 5050.859 2404.722 5069.304 2412.457 5083.585 2427.927 C 5098.261 2443.001 5105.600 2460.652 5105.600 2480.883 L 5105.600 2480.883 ZM 5805.921 3295.445 C 5787.278 3302.189 5770.816 3307.544 5756.536 3311.510 C 5742.652 3315.874 5726.786 3318.056 5708.935 3318.056 C 5677.995 3318.056 5653.203 3310.915 5634.560 3296.635 C 5616.313 3281.959 5604.611 3260.737 5599.454 3232.970 L 5595.884 3232.970 C 5570.101 3261.530 5542.334 3283.347 5512.584 3298.420 C 5483.230 3313.494 5447.728 3321.031 5406.078 3321.031 C 5362.047 3321.031 5325.752 3307.544 5297.192 3280.570 C 5269.028 3253.597 5254.946 3218.293 5254.946 3174.659 C 5254.946 3152.049 5258.120 3131.819 5264.466 3113.969 C 5270.813 3096.118 5280.333 3080.053 5293.027 3065.773 C 5302.943 3053.873 5316.033 3043.361 5332.297 3034.238 C 5348.560 3024.718 5363.832 3017.181 5378.112 3011.628 C 5395.962 3004.884 5432.059 2992.389 5486.403 2974.142 C 5541.144 2955.895 5578.034 2941.615 5597.074 2931.302 L 5597.074 2872.396 C 5597.074 2867.240 5595.884 2857.323 5593.504 2842.646 C 5591.521 2827.969 5586.959 2814.086 5579.819 2800.996 C 5571.886 2786.319 5560.581 2773.625 5545.904 2762.915 C 5531.624 2751.809 5511.195 2746.255 5484.618 2746.255 C 5466.371 2746.255 5449.315 2749.428 5433.448 2755.775 C 5417.978 2761.725 5407.069 2768.072 5400.723 2774.815 C 5400.723 2782.749 5402.508 2794.451 5406.078 2809.921 C 5410.044 2825.391 5412.028 2839.671 5412.028 2852.761 C 5412.028 2866.645 5405.681 2879.338 5392.987 2890.841 C 5380.691 2902.345 5363.436 2908.097 5341.222 2908.097 C 5321.388 2908.097 5306.712 2901.155 5297.192 2887.271 C 5288.068 2872.991 5283.506 2857.125 5283.506 2839.671 C 5283.506 2821.424 5289.853 2803.971 5302.547 2787.311 C 5315.637 2770.650 5332.495 2755.775 5353.122 2742.685 C 5370.972 2731.578 5392.591 2722.257 5417.978 2714.720 C 5443.365 2706.786 5468.156 2702.820 5492.353 2702.820 C 5525.674 2702.820 5554.631 2705.200 5579.224 2709.960 C 5604.214 2714.323 5626.825 2724.042 5647.055 2739.115 C 5667.285 2753.792 5682.557 2773.824 5692.870 2799.211 C 5703.580 2824.201 5708.935 2856.529 5708.935 2896.197 C 5708.935 2952.920 5708.340 3003.298 5707.150 3047.328 C 5705.960 3090.962 5705.365 3138.760 5705.365 3190.724 C 5705.365 3206.194 5707.944 3218.491 5713.100 3227.615 C 5718.654 3236.738 5726.984 3244.473 5738.091 3250.820 C 5744.041 3254.390 5753.362 3256.373 5766.056 3256.770 C 5779.146 3257.167 5792.435 3257.365 5805.921 3257.365 L 5805.921 3295.445 L 5805.921 3295.445 ZM 5598.264 2981.282 C 5564.547 2991.199 5534.995 3000.918 5509.609 3010.438 C 5484.222 3019.958 5460.620 3031.858 5438.803 3046.138 C 5418.969 3059.625 5403.301 3075.690 5391.797 3094.333 C 5380.294 3112.580 5374.542 3134.397 5374.542 3159.784 C 5374.542 3192.708 5383.071 3216.905 5400.128 3232.375 C 5417.581 3247.845 5439.596 3255.580 5466.173 3255.580 C 5494.337 3255.580 5519.129 3248.837 5540.549 3235.350 C 5561.969 3221.466 5580.018 3205.203 5594.694 3186.559 L 5598.264 2981.282 L 5598.264 2981.282 ZM 6139.124 3306.155 L 5852.927 3306.155 L 5852.927 3266.885 C 5862.050 3266.092 5871.769 3265.298 5882.082 3264.505 C 5892.395 3263.315 5900.924 3261.728 5907.667 3259.745 C 5918.774 3256.175 5927.104 3250.027 5932.657 3241.300 C 5938.211 3232.176 5940.988 3220.475 5940.988 3206.194 L 5940.988 2526.698 C 5940.988 2512.418 5937.814 2499.129 5931.467 2486.833 C 5925.517 2474.139 5917.584 2464.222 5907.667 2457.082 C 5900.527 2452.322 5887.437 2447.959 5868.397 2443.992 C 5849.357 2440.026 5834.085 2437.646 5822.581 2436.852 L 5822.581 2398.772 L 6043.329 2385.087 L 6051.659 2394.012 L 6051.659 3199.054 C 6051.659 3212.938 6054.237 3224.441 6059.394 3233.565 C 6064.550 3242.291 6072.880 3249.035 6084.384 3253.795 C 6093.111 3257.762 6101.639 3260.737 6109.969 3262.720 C 6118.696 3264.703 6128.414 3266.092 6139.124 3266.885 L 6139.124 3306.155 L 6139.124 3306.155 ZM 3863.228 4402.870 L 3511.580 4402.870 L 3511.580 4360.624 C 3542.520 4358.641 3568.105 4354.674 3588.336 4348.724 C 3608.962 4342.774 3619.276 4335.436 3619.276 4326.709 C 3619.276 4323.139 3618.879 4318.776 3618.086 4313.619 C 3617.292 4308.462 3616.102 4303.900 3614.516 4299.934 L 3544.305 4110.722 L 3248.587 4110.722 C 3237.481 4138.489 3228.357 4162.686 3221.217 4183.313 C 3214.474 4203.940 3208.325 4222.980 3202.772 4240.433 C 3197.615 4257.490 3194.045 4271.373 3192.062 4282.084 C 3190.078 4292.794 3189.087 4301.520 3189.087 4308.264 C 3189.087 4324.131 3201.582 4336.427 3226.572 4345.154 C 3251.562 4353.881 3279.726 4359.038 3311.063 4360.624 L 3311.063 4402.870 L 2993.330 4402.870 L 2993.330 4360.624 C 3003.643 4359.831 3016.535 4357.649 3032.005 4354.079 C 3047.475 4350.113 3060.169 4344.956 3070.086 4338.609 C 3085.952 4327.899 3098.249 4316.792 3106.976 4305.289 C 3115.703 4293.389 3124.231 4277.125 3132.561 4256.498 C 3175.005 4150.587 3221.812 4031.586 3272.983 3899.495 C 3324.153 3767.404 3369.770 3649.791 3409.834 3546.657 L 3457.434 3546.657 L 3738.872 4274.944 C 3744.822 4290.414 3751.565 4302.909 3759.102 4312.429 C 3766.639 4321.949 3777.151 4331.271 3790.637 4340.394 C 3799.761 4345.948 3811.661 4350.708 3826.338 4354.674 C 3841.015 4358.244 3853.311 4360.228 3863.228 4360.624 L 3863.228 4402.870 L 3863.228 4402.870 ZM 3522.885 4057.766 L 3394.959 3730.513 L 3269.413 4057.766 L 3522.885 4057.766 L 3522.885 4057.766 ZM 4527.254 4402.870 L 4239.867 4402.870 L 4239.867 4363.599 C 4248.990 4362.806 4258.907 4362.013 4269.617 4361.219 C 4280.724 4360.426 4289.847 4358.839 4296.987 4356.459 C 4308.094 4352.889 4316.226 4346.741 4321.382 4338.014 C 4326.936 4328.891 4329.712 4317.189 4329.712 4302.909 L 4329.712 4001.241 C 4329.712 3959.591 4319.796 3927.460 4299.962 3904.850 C 4280.525 3882.240 4256.725 3870.935 4228.562 3870.935 C 4207.538 3870.935 4188.299 3874.306 4170.846 3881.050 C 4153.392 3887.397 4137.922 3895.330 4124.436 3904.850 C 4111.345 3913.973 4100.834 3923.890 4092.900 3934.600 C 4085.364 3944.914 4079.810 3953.244 4076.240 3959.591 L 4076.240 4296.959 C 4076.240 4310.446 4079.017 4321.552 4084.570 4330.279 C 4090.124 4339.006 4098.454 4345.749 4109.560 4350.509 C 4117.890 4354.476 4126.816 4357.451 4136.336 4359.434 C 4146.252 4361.418 4156.368 4362.806 4166.681 4363.599 L 4166.681 4402.870 L 3879.293 4402.870 L 3879.293 4363.599 C 3888.417 4362.806 3897.738 4362.013 3907.259 4361.219 C 3917.175 4360.426 3925.704 4358.839 3932.844 4356.459 C 3943.951 4352.889 3952.082 4346.741 3957.239 4338.014 C 3962.792 4328.891 3965.569 4317.189 3965.569 4302.909 L 3965.569 3940.550 C 3965.569 3927.064 3962.594 3914.767 3956.644 3903.660 C 3951.091 3892.157 3943.157 3882.835 3932.844 3875.695 C 3925.307 3870.935 3916.382 3867.563 3906.069 3865.580 C 3895.755 3863.200 3884.648 3861.613 3872.748 3860.820 L 3872.748 3822.144 L 4067.910 3809.054 L 4076.240 3817.384 L 4076.240 3900.090 L 4079.215 3900.090 C 4088.735 3890.570 4100.635 3879.265 4114.915 3866.175 C 4129.196 3852.688 4142.682 3841.779 4155.376 3833.449 C 4170.053 3823.929 4187.506 3815.996 4207.736 3809.649 C 4227.967 3803.302 4250.775 3800.129 4276.162 3800.129 C 4332.489 3800.129 4374.140 3817.781 4401.113 3853.085 C 4428.483 3887.992 4442.169 3934.600 4442.169 3992.911 L 4442.169 4298.149 C 4442.169 4312.032 4444.549 4323.337 4449.309 4332.064 C 4454.069 4340.394 4462.200 4346.939 4473.704 4351.699 C 4483.224 4355.666 4491.356 4358.443 4498.099 4360.029 C 4505.239 4361.616 4514.958 4362.806 4527.254 4363.599 L 4527.254 4402.870 L 4527.254 4402.870 ZM 5153.795 4392.160 C 5135.152 4398.903 5118.690 4404.258 5104.410 4408.225 C 5090.526 4412.588 5074.659 4414.770 5056.809 4414.770 C 5025.869 4414.770 5001.077 4407.630 4982.434 4393.350 C 4964.187 4378.673 4952.485 4357.451 4947.328 4329.684 L 4943.758 4329.684 C 4917.975 4358.244 4890.208 4380.061 4860.457 4395.135 C 4831.104 4410.208 4795.602 4417.745 4753.951 4417.745 C 4709.921 4417.745 4673.626 4404.258 4645.065 4377.284 C 4616.902 4350.311 4602.820 4315.007 4602.820 4271.373 C 4602.820 4248.763 4605.993 4228.533 4612.340 4210.683 C 4618.687 4192.833 4628.207 4176.768 4640.900 4162.487 C 4650.817 4150.587 4663.907 4140.076 4680.171 4130.952 C 4696.434 4121.432 4711.706 4113.895 4725.986 4108.342 C 4743.836 4101.599 4779.933 4089.103 4834.277 4070.857 C 4889.018 4052.610 4925.908 4038.330 4944.948 4028.016 L 4944.948 3969.111 C 4944.948 3963.954 4943.758 3954.037 4941.378 3939.360 C 4939.395 3924.684 4934.833 3910.800 4927.693 3897.710 C 4919.760 3883.033 4908.455 3870.340 4893.778 3859.630 C 4879.498 3848.523 4859.069 3842.969 4832.492 3842.969 C 4814.245 3842.969 4797.189 3846.143 4781.322 3852.490 C 4765.852 3858.440 4754.943 3864.786 4748.596 3871.530 C 4748.596 3879.463 4750.381 3891.165 4753.951 3906.635 C 4757.918 3922.105 4759.902 3936.385 4759.902 3949.475 C 4759.902 3963.359 4753.555 3976.052 4740.861 3987.556 C 4728.565 3999.059 4711.309 4004.811 4689.096 4004.811 C 4669.262 4004.811 4654.586 3997.869 4645.065 3983.986 C 4635.942 3969.706 4631.380 3953.839 4631.380 3936.385 C 4631.380 3918.138 4637.727 3900.685 4650.420 3884.025 C 4663.511 3867.365 4680.369 3852.490 4700.996 3839.399 C 4718.846 3828.293 4740.465 3818.971 4765.852 3811.434 C 4791.238 3803.501 4816.030 3799.534 4840.227 3799.534 C 4873.548 3799.534 4902.505 3801.914 4927.098 3806.674 C 4952.088 3811.037 4974.699 3820.756 4994.929 3835.829 C 5015.159 3850.506 5030.431 3870.538 5040.744 3895.925 C 5051.454 3920.915 5056.809 3953.244 5056.809 3992.911 C 5056.809 4049.635 5056.214 4100.012 5055.024 4144.042 C 5053.834 4187.676 5053.239 4235.475 5053.239 4287.439 C 5053.239 4302.909 5055.818 4315.206 5060.974 4324.329 C 5066.528 4333.452 5074.858 4341.187 5085.965 4347.534 C 5091.915 4351.104 5101.236 4353.088 5113.930 4353.484 C 5127.020 4353.881 5140.308 4354.079 5153.795 4354.079 L 5153.795 4392.160 L 5153.795 4392.160 ZM 4946.138 4077.997 C 4912.421 4087.913 4882.869 4097.632 4857.482 4107.152 C 4832.096 4116.672 4808.494 4128.572 4786.677 4142.852 C 4766.843 4156.339 4751.175 4172.404 4739.671 4191.048 C 4728.168 4209.295 4722.416 4231.111 4722.416 4256.498 C 4722.416 4289.422 4730.945 4313.619 4748.001 4329.089 C 4765.455 4344.559 4787.470 4352.294 4814.047 4352.294 C 4842.211 4352.294 4867.003 4345.551 4888.423 4332.064 C 4909.843 4318.181 4927.891 4301.917 4942.568 4283.274 L 4946.138 4077.997 L 4946.138 4077.997 ZM 5486.998 4402.870 L 5200.801 4402.870 L 5200.801 4363.599 C 5209.924 4362.806 5219.642 4362.013 5229.956 4361.219 C 5240.269 4360.029 5248.798 4358.443 5255.541 4356.459 C 5266.648 4352.889 5274.978 4346.741 5280.531 4338.014 C 5286.085 4328.891 5288.861 4317.189 5288.861 4302.909 L 5288.861 3623.412 C 5288.861 3609.132 5285.688 3595.844 5279.341 3583.547 C 5273.391 3570.854 5265.458 3560.937 5255.541 3553.797 C 5248.401 3549.037 5235.311 3544.673 5216.271 3540.707 C 5197.231 3536.740 5181.959 3534.360 5170.455 3533.567 L 5170.455 3495.486 L 5391.202 3481.801 L 5399.533 3490.726 L 5399.533 4295.769 C 5399.533 4309.652 5402.111 4321.156 5407.268 4330.279 C 5412.424 4339.006 5420.754 4345.749 5432.258 4350.509 C 5440.985 4354.476 5449.513 4357.451 5457.843 4359.434 C 5466.570 4361.418 5476.288 4362.806 5486.998 4363.599 L 5486.998 4402.870 L 5486.998 4402.870 ZM 5514.964 4594.462 C 5514.964 4574.628 5520.319 4558.365 5531.029 4545.671 C 5542.136 4533.374 5555.821 4527.226 5572.084 4527.226 C 5584.778 4527.226 5595.686 4529.606 5604.809 4534.366 C 5613.933 4539.126 5622.065 4545.274 5629.205 4552.811 C 5635.155 4558.761 5641.501 4566.893 5648.245 4577.206 C 5654.988 4587.520 5660.343 4596.048 5664.310 4602.792 C 5684.144 4592.081 5707.745 4564.116 5735.116 4518.896 C 5762.883 4473.675 5782.914 4434.008 5795.211 4399.895 C 5757.528 4305.884 5723.414 4221.790 5692.870 4147.612 C 5662.327 4073.435 5630.395 3996.679 5597.074 3917.345 C 5589.538 3899.098 5576.844 3885.016 5558.994 3875.100 C 5541.144 3864.786 5523.294 3858.241 5505.443 3855.465 L 5505.443 3816.194 L 5773.196 3816.194 L 5773.196 3857.845 C 5761.296 3858.241 5747.016 3860.820 5730.356 3865.580 C 5713.695 3869.943 5705.365 3875.100 5705.365 3881.050 C 5705.365 3883.430 5706.159 3887.397 5707.745 3892.950 C 5709.729 3898.503 5711.910 3904.255 5714.290 3910.205 C 5729.364 3949.475 5752.371 4006.199 5783.311 4080.377 C 5814.251 4154.157 5838.250 4213.261 5855.307 4257.688 C 5873.157 4215.245 5891.602 4171.413 5910.642 4126.192 C 5930.079 4080.575 5951.698 4026.826 5975.498 3964.946 C 5978.275 3957.409 5982.241 3947.095 5987.398 3934.005 C 5992.555 3920.518 5995.133 3909.015 5995.133 3899.495 C 5995.133 3889.182 5986.010 3879.661 5967.763 3870.935 C 5949.913 3861.811 5932.856 3856.258 5916.592 3854.275 L 5916.592 3816.194 L 6134.364 3816.194 L 6134.364 3853.085 C 6122.464 3855.068 6106.796 3862.010 6087.359 3873.910 C 6067.922 3885.413 6053.444 3901.875 6043.924 3923.295 C 5996.720 4032.776 5954.673 4132.539 5917.782 4222.583 C 5881.289 4312.627 5853.522 4378.871 5834.482 4421.315 C 5809.491 4476.849 5787.079 4520.086 5767.246 4551.026 C 5747.809 4582.363 5728.769 4606.957 5710.125 4624.807 C 5691.879 4641.467 5675.218 4652.574 5660.145 4658.127 C 5645.468 4664.077 5630.196 4667.052 5614.330 4667.052 C 5583.389 4667.052 5558.994 4659.714 5541.144 4645.037 C 5523.690 4630.360 5514.964 4613.502 5514.964 4594.462 L 5514.964 4594.462 ZM 6521.713 4377.284 C 6495.929 4387.995 6471.534 4396.920 6448.527 4404.060 C 6425.520 4411.596 6397.357 4415.365 6364.037 4415.365 C 6314.849 4415.365 6280.141 4403.068 6259.911 4378.474 C 6240.077 4353.484 6230.160 4318.379 6230.160 4273.158 L 6230.160 3875.695 L 6124.249 3875.695 L 6124.249 3818.574 L 6232.540 3818.574 L 6232.540 3635.907 L 6340.831 3635.907 L 6340.831 3818.574 L 6509.218 3818.574 L 6509.218 3875.695 L 6342.021 3875.695 L 6342.021 4203.543 C 6342.021 4228.136 6342.815 4248.763 6344.401 4265.423 C 6346.385 4281.687 6350.748 4295.967 6357.491 4308.264 C 6363.838 4319.767 6373.358 4328.494 6386.052 4334.444 C 6398.745 4340.394 6415.802 4343.369 6437.222 4343.369 C 6447.139 4343.369 6461.617 4342.576 6480.658 4340.989 C 6500.094 4339.006 6513.780 4336.626 6521.713 4333.849 L 6521.713 4377.284 L 6521.713 4377.284 ZM 6865.626 4402.870 L 6581.809 4402.870 L 6581.809 4363.599 C 6590.932 4362.806 6600.254 4362.013 6609.774 4361.219 C 6619.691 4360.426 6628.219 4358.839 6635.359 4356.459 C 6646.466 4352.889 6654.598 4346.741 6659.754 4338.014 C 6665.308 4328.891 6668.084 4317.189 6668.084 4302.909 L 6668.084 3940.550 C 6668.084 3927.857 6665.109 3916.353 6659.159 3906.040 C 6653.606 3895.330 6645.673 3886.405 6635.359 3879.265 C 6627.822 3874.505 6616.914 3870.538 6602.634 3867.365 C 6588.354 3863.795 6575.264 3861.613 6563.363 3860.820 L 6563.363 3822.144 L 6770.425 3809.054 L 6778.755 3817.384 L 6778.755 4295.769 C 6778.755 4309.652 6781.334 4321.156 6786.490 4330.279 C 6792.044 4339.402 6800.572 4346.146 6812.076 4350.509 C 6820.802 4354.079 6829.331 4357.054 6837.661 4359.434 C 6845.991 4361.418 6855.313 4362.806 6865.626 4363.599 L 6865.626 4402.870 L 6865.626 4402.870 ZM 6790.656 3577.597 C 6790.656 3600.207 6783.119 3620.041 6768.045 3637.097 C 6753.369 3653.758 6735.122 3662.088 6713.305 3662.088 C 6693.075 3662.088 6675.423 3654.154 6660.349 3638.288 C 6645.673 3622.024 6638.334 3603.579 6638.334 3582.952 C 6638.334 3561.135 6645.673 3542.095 6660.349 3525.831 C 6675.423 3509.568 6693.075 3501.436 6713.305 3501.436 C 6735.915 3501.436 6754.360 3509.171 6768.640 3524.641 C 6783.317 3539.715 6790.656 3557.367 6790.656 3577.597 L 6790.656 3577.597 ZM 7206.564 4418.340 C 7121.677 4418.340 7055.235 4390.176 7007.238 4333.849 C 6959.240 4277.522 6935.242 4201.956 6935.242 4107.152 C 6935.242 4065.898 6941.589 4027.421 6954.282 3991.721 C 6967.372 3955.624 6986.214 3922.899 7010.808 3893.545 C 7034.211 3865.381 7063.565 3842.771 7098.868 3825.714 C 7134.172 3808.261 7172.649 3799.534 7214.300 3799.534 C 7271.817 3799.534 7318.624 3813.417 7354.721 3841.184 C 7390.818 3868.555 7408.866 3906.040 7408.866 3953.640 C 7408.866 3973.474 7404.106 3991.126 7394.586 4006.596 C 7385.066 4021.669 7369.398 4029.206 7347.581 4029.206 C 7324.177 4029.206 7305.930 4023.256 7292.840 4011.356 C 7280.147 3999.456 7273.800 3986.167 7273.800 3971.491 C 7273.800 3953.640 7276.180 3935.394 7280.940 3916.750 C 7285.700 3897.710 7288.477 3883.826 7289.270 3875.100 C 7282.130 3862.803 7271.420 3854.671 7257.140 3850.705 C 7243.256 3846.341 7228.183 3844.159 7211.919 3844.159 C 7192.879 3844.159 7174.632 3848.324 7157.179 3856.655 C 7140.122 3864.588 7123.462 3879.463 7107.199 3901.280 C 7092.522 3921.114 7080.622 3947.889 7071.498 3981.606 C 7062.375 4015.323 7057.813 4055.585 7057.813 4102.392 C 7057.813 4176.173 7074.077 4236.466 7106.603 4283.274 C 7139.527 4329.684 7182.566 4352.889 7235.720 4352.889 C 7274.197 4352.889 7306.327 4343.567 7332.111 4324.924 C 7358.291 4306.280 7382.488 4278.315 7404.701 4241.028 L 7442.782 4266.018 C 7416.601 4312.826 7382.091 4349.914 7339.251 4377.284 C 7296.410 4404.655 7252.182 4418.340 7206.564 4418.340 L 7206.564 4418.340 ZM 7877.136 4115.482 C 7893.399 4129.762 7905.894 4146.224 7914.621 4164.867 C 7923.348 4183.511 7927.711 4206.320 7927.711 4233.293 C 7927.711 4287.637 7907.283 4332.064 7866.426 4366.574 C 7825.965 4401.085 7773.406 4418.340 7708.749 4418.340 C 7674.635 4418.340 7643.100 4412.191 7614.143 4399.895 C 7585.583 4387.598 7565.154 4376.293 7552.858 4365.979 L 7540.958 4404.655 L 7496.332 4404.655 L 7490.382 4200.568 L 7531.437 4200.568 C 7534.611 4216.038 7541.354 4234.086 7551.668 4254.713 C 7561.981 4275.340 7574.476 4293.984 7589.153 4310.644 C 7604.623 4328.097 7623.068 4342.774 7644.489 4354.674 C 7666.305 4366.574 7690.701 4372.524 7717.674 4372.524 C 7755.755 4372.524 7785.108 4363.996 7805.735 4346.939 C 7826.362 4329.486 7836.675 4304.694 7836.675 4272.563 C 7836.675 4255.903 7833.304 4241.623 7826.560 4229.723 C 7820.214 4217.426 7810.693 4206.716 7798.000 4197.593 C 7784.910 4188.469 7768.845 4180.338 7749.805 4173.198 C 7730.764 4165.661 7709.542 4158.322 7686.139 4151.182 C 7667.495 4145.629 7646.670 4138.092 7623.663 4128.572 C 7601.053 4118.655 7581.616 4107.152 7565.353 4094.062 C 7547.899 4080.178 7533.619 4063.122 7522.512 4042.891 C 7511.406 4022.661 7505.852 3998.861 7505.852 3971.491 C 7505.852 3923.494 7523.702 3882.835 7559.403 3849.514 C 7595.103 3816.194 7642.902 3799.534 7702.799 3799.534 C 7725.806 3799.534 7749.210 3802.509 7773.010 3808.459 C 7797.207 3814.409 7816.842 3821.549 7831.915 3829.879 L 7845.600 3798.939 L 7888.441 3798.939 L 7897.366 3987.556 L 7856.311 3987.556 C 7847.980 3945.509 7829.932 3911.395 7802.165 3885.215 C 7774.795 3858.638 7741.276 3845.349 7701.609 3845.349 C 7669.082 3845.349 7643.497 3853.481 7624.853 3869.745 C 7606.210 3886.008 7596.888 3905.643 7596.888 3928.650 C 7596.888 3946.500 7599.863 3961.376 7605.813 3973.276 C 7612.160 3985.176 7621.482 3995.291 7633.778 4003.621 C 7645.679 4011.554 7660.554 4019.091 7678.404 4026.231 C 7696.651 4032.975 7719.063 4040.710 7745.639 4049.436 C 7771.820 4057.766 7796.413 4067.485 7819.420 4078.592 C 7842.824 4089.698 7862.062 4101.995 7877.136 4115.482 L 7877.136 4115.482 Z">
              <!-- 668 nodes -->
            </draw:path>
            <draw:path id="rect4182" draw:style-name="style1" draw:layer="layout" svg:x="0.527cm" svg:y="3.534cm" svg:width="6.812cm" svg:height="0.089cm" svg:viewBox="0.0 0.0 6812.326 89.175" svg:d="M 1080.535 7094.472 L 7839.422 7094.472 L 7839.422 7130.209 L 1080.535 7130.209 L 1080.535 7094.472 Z">
              <!-- 5 nodes -->
            </draw:path>
            <draw:path id="text4230" draw:style-name="style0" draw:layer="layout" svg:x="0.683cm" svg:y="3.742cm" svg:width="6.466cm" svg:height="0.593cm" svg:viewBox="0.0 0.0 6465.628 592.626" svg:d="M 1555.182 7945.315 L 1365.077 7945.315 L 1365.077 7924.192 C 1370.432 7923.796 1378.168 7923.201 1388.283 7922.407 C 1398.398 7921.614 1405.538 7920.424 1409.703 7918.837 C 1416.248 7916.259 1421.008 7912.788 1423.983 7908.425 C 1426.958 7903.863 1428.445 7897.615 1428.445 7889.682 L 1428.445 7583.849 C 1428.445 7576.907 1427.355 7571.156 1425.173 7566.594 C 1422.991 7561.834 1417.835 7557.867 1409.703 7554.694 C 1403.753 7552.314 1396.216 7550.132 1387.093 7548.149 C 1378.168 7545.967 1370.829 7544.678 1365.077 7544.281 L 1365.077 7523.158 L 1555.182 7523.158 L 1555.182 7544.281 C 1549.033 7544.480 1541.695 7545.273 1533.166 7546.661 C 1524.638 7547.851 1517.200 7549.438 1510.854 7551.421 C 1503.317 7553.801 1498.259 7557.669 1495.681 7563.024 C 1493.103 7568.379 1491.814 7574.329 1491.814 7580.874 L 1491.814 7886.409 C 1491.814 7892.954 1493.202 7898.805 1495.979 7903.962 C 1498.954 7908.920 1503.912 7912.887 1510.854 7915.862 C 1515.019 7917.449 1521.762 7919.234 1531.084 7921.217 C 1540.604 7923.002 1548.637 7923.994 1555.182 7924.192 L 1555.182 7945.315 L 1555.182 7945.315 ZM 1924.978 7945.315 L 1781.284 7945.315 L 1781.284 7925.680 C 1785.845 7925.283 1790.804 7924.886 1796.159 7924.490 C 1801.712 7924.093 1806.274 7923.300 1809.844 7922.110 C 1815.397 7920.325 1819.463 7917.251 1822.042 7912.887 C 1824.818 7908.325 1826.207 7902.475 1826.207 7895.334 L 1826.207 7744.501 C 1826.207 7723.675 1821.248 7707.610 1811.332 7696.305 C 1801.613 7685.000 1789.713 7679.347 1775.631 7679.347 C 1765.119 7679.347 1755.500 7681.033 1746.773 7684.405 C 1738.047 7687.578 1730.312 7691.545 1723.568 7696.305 C 1717.023 7700.867 1711.767 7705.825 1707.801 7711.180 C 1704.032 7716.337 1701.256 7720.502 1699.471 7723.675 L 1699.471 7892.359 C 1699.471 7899.103 1700.859 7904.656 1703.636 7909.020 C 1706.412 7913.383 1710.577 7916.755 1716.131 7919.135 C 1720.296 7921.118 1724.758 7922.606 1729.518 7923.597 C 1734.477 7924.589 1739.534 7925.283 1744.691 7925.680 L 1744.691 7945.315 L 1600.997 7945.315 L 1600.997 7925.680 C 1605.559 7925.283 1610.220 7924.886 1614.980 7924.490 C 1619.938 7924.093 1624.202 7923.300 1627.772 7922.110 C 1633.326 7920.325 1637.392 7917.251 1639.970 7912.887 C 1642.747 7908.325 1644.135 7902.475 1644.135 7895.334 L 1644.135 7714.155 C 1644.135 7707.412 1642.647 7701.263 1639.672 7695.710 C 1636.896 7689.958 1632.929 7685.298 1627.772 7681.727 C 1624.004 7679.347 1619.541 7677.662 1614.385 7676.670 C 1609.228 7675.480 1603.675 7674.687 1597.725 7674.290 L 1597.725 7654.952 L 1695.305 7648.407 L 1699.471 7652.572 L 1699.471 7693.925 L 1700.958 7693.925 C 1705.718 7689.165 1711.668 7683.512 1718.808 7676.967 C 1725.948 7670.224 1732.692 7664.770 1739.038 7660.605 C 1746.377 7655.845 1755.104 7651.878 1765.219 7648.705 C 1775.334 7645.531 1786.738 7643.945 1799.431 7643.945 C 1827.595 7643.945 1848.420 7652.771 1861.907 7670.422 C 1875.592 7687.876 1882.435 7711.180 1882.435 7740.336 L 1882.435 7892.954 C 1882.435 7899.896 1883.625 7905.549 1886.005 7909.912 C 1888.385 7914.077 1892.451 7917.350 1898.202 7919.730 C 1902.962 7921.713 1907.028 7923.101 1910.400 7923.895 C 1913.970 7924.688 1918.829 7925.283 1924.978 7925.680 L 1924.978 7945.315 L 1924.978 7945.315 ZM 2154.055 7801.621 C 2162.187 7808.761 2168.434 7816.992 2172.797 7826.314 C 2177.161 7835.636 2179.343 7847.040 2179.343 7860.527 C 2179.343 7887.699 2169.128 7909.912 2148.700 7927.167 C 2128.470 7944.422 2102.190 7953.050 2069.861 7953.050 C 2052.805 7953.050 2037.037 7949.976 2022.559 7943.827 C 2008.278 7937.679 1998.064 7932.027 1991.916 7926.870 L 1985.966 7946.207 L 1963.653 7946.207 L 1960.678 7844.164 L 1981.206 7844.164 C 1982.792 7851.899 1986.164 7860.923 1991.321 7871.237 C 1996.477 7881.550 2002.725 7890.872 2010.063 7899.202 C 2017.798 7907.929 2027.021 7915.267 2037.731 7921.217 C 2048.640 7927.167 2060.837 7930.142 2074.324 7930.142 C 2093.364 7930.142 2108.041 7925.878 2118.354 7917.350 C 2128.668 7908.623 2133.825 7896.227 2133.825 7880.162 C 2133.825 7871.832 2132.139 7864.692 2128.767 7858.742 C 2125.594 7852.593 2120.834 7847.238 2114.487 7842.676 C 2107.942 7838.115 2099.909 7834.049 2090.389 7830.479 C 2080.869 7826.711 2070.258 7823.041 2058.556 7819.471 C 2049.235 7816.695 2038.822 7812.926 2027.319 7808.166 C 2016.013 7803.208 2006.295 7797.456 1998.163 7790.911 C 1989.437 7783.969 1982.296 7775.441 1976.743 7765.326 C 1971.190 7755.211 1968.413 7743.311 1968.413 7729.625 C 1968.413 7705.627 1977.338 7685.298 1995.188 7668.637 C 2013.038 7651.977 2036.938 7643.647 2066.886 7643.647 C 2078.390 7643.647 2090.092 7645.135 2101.992 7648.110 C 2114.090 7651.085 2123.908 7654.655 2131.445 7658.820 L 2138.287 7643.350 L 2159.707 7643.350 L 2164.170 7737.658 L 2143.642 7737.658 C 2139.477 7716.634 2130.453 7699.578 2116.569 7686.488 C 2102.884 7673.199 2086.125 7666.555 2066.291 7666.555 C 2050.028 7666.555 2037.235 7670.621 2027.914 7678.752 C 2018.592 7686.884 2013.931 7696.702 2013.931 7708.205 C 2013.931 7717.130 2015.418 7724.568 2018.393 7730.518 C 2021.567 7736.468 2026.228 7741.526 2032.376 7745.691 C 2038.326 7749.657 2045.764 7753.426 2054.689 7756.996 C 2063.812 7760.367 2075.018 7764.235 2088.307 7768.598 C 2101.397 7772.763 2113.694 7777.623 2125.197 7783.176 C 2136.899 7788.729 2146.518 7794.878 2154.055 7801.621 L 2154.055 7801.621 ZM 2364.687 7945.315 L 2222.778 7945.315 L 2222.778 7925.680 C 2227.340 7925.283 2232.001 7924.886 2236.761 7924.490 C 2241.719 7924.093 2245.983 7923.300 2249.553 7922.110 C 2255.107 7920.325 2259.172 7917.251 2261.751 7912.887 C 2264.527 7908.325 2265.916 7902.475 2265.916 7895.334 L 2265.916 7714.155 C 2265.916 7707.809 2264.428 7702.057 2261.453 7696.900 C 2258.677 7691.545 2254.710 7687.083 2249.553 7683.512 C 2245.785 7681.132 2240.331 7679.149 2233.191 7677.562 C 2226.050 7675.777 2219.505 7674.687 2213.555 7674.290 L 2213.555 7654.952 L 2317.086 7648.407 L 2321.251 7652.572 L 2321.251 7891.764 C 2321.251 7898.706 2322.541 7904.458 2325.119 7909.020 C 2327.896 7913.581 2332.160 7916.953 2337.911 7919.135 C 2342.275 7920.920 2346.539 7922.407 2350.704 7923.597 C 2354.869 7924.589 2359.530 7925.283 2364.687 7925.680 L 2364.687 7945.315 L 2364.687 7945.315 ZM 2327.201 7532.679 C 2327.201 7543.984 2323.433 7553.900 2315.896 7562.429 C 2308.558 7570.759 2299.434 7574.924 2288.526 7574.924 C 2278.411 7574.924 2269.585 7570.957 2262.048 7563.024 C 2254.710 7554.892 2251.041 7545.670 2251.041 7535.356 C 2251.041 7524.448 2254.710 7514.928 2262.048 7506.796 C 2269.585 7498.664 2278.411 7494.598 2288.526 7494.598 C 2299.831 7494.598 2309.054 7498.466 2316.194 7506.201 C 2323.532 7513.738 2327.201 7522.563 2327.201 7532.679 L 2327.201 7532.679 ZM 2650.884 7914.970 C 2658.818 7922.506 2665.065 7931.035 2669.627 7940.555 C 2674.189 7950.075 2676.470 7961.876 2676.470 7975.958 C 2676.470 7990.040 2673.395 8003.229 2667.247 8015.526 C 2661.099 8028.021 2651.777 8038.830 2639.282 8047.953 C 2625.993 8057.275 2610.127 8064.514 2591.681 8069.671 C 2573.236 8074.828 2550.428 8077.406 2523.256 8077.406 C 2478.829 8077.406 2445.608 8070.861 2423.592 8057.771 C 2401.577 8044.879 2390.569 8025.938 2390.569 8000.948 C 2390.569 7980.718 2398.503 7964.752 2414.370 7953.050 C 2430.237 7941.348 2450.467 7935.002 2475.060 7934.010 L 2475.060 7929.845 C 2469.110 7928.060 2462.962 7925.878 2456.615 7923.300 C 2450.268 7920.523 2444.814 7917.350 2440.252 7913.780 C 2435.096 7909.615 2430.931 7904.755 2427.757 7899.202 C 2424.584 7893.450 2422.997 7886.409 2422.997 7878.079 C 2422.997 7867.568 2426.666 7857.948 2434.005 7849.222 C 2441.542 7840.296 2452.847 7832.661 2467.920 7826.314 L 2467.920 7821.851 C 2448.880 7812.926 2434.104 7801.522 2423.592 7787.638 C 2413.081 7773.557 2407.825 7757.293 2407.825 7738.848 C 2407.825 7711.081 2418.138 7688.273 2438.765 7670.422 C 2459.590 7652.572 2486.167 7643.647 2518.496 7643.647 C 2527.421 7643.647 2536.247 7644.540 2544.973 7646.325 C 2553.899 7648.110 2562.923 7650.391 2572.046 7653.167 L 2674.387 7653.167 L 2674.387 7681.727 L 2605.366 7681.727 L 2605.366 7683.512 C 2612.705 7692.041 2618.159 7701.462 2621.729 7711.775 C 2625.299 7722.089 2627.084 7732.204 2627.084 7742.121 C 2627.084 7767.904 2616.572 7789.721 2595.549 7807.571 C 2574.724 7825.421 2550.428 7834.346 2522.661 7834.346 L 2486.663 7834.346 C 2482.101 7835.933 2477.341 7838.809 2472.383 7842.974 C 2467.424 7847.139 2464.945 7852.792 2464.945 7859.932 C 2464.945 7867.270 2467.028 7872.923 2471.193 7876.889 C 2475.358 7880.658 2480.415 7883.236 2486.365 7884.624 C 2492.117 7886.211 2498.761 7887.203 2506.298 7887.599 C 2514.033 7887.996 2521.967 7888.294 2530.098 7888.492 C 2538.825 7888.690 2550.725 7889.285 2565.799 7890.277 C 2581.070 7891.269 2591.880 7891.864 2598.226 7892.062 C 2607.350 7892.459 2616.473 7894.640 2625.597 7898.607 C 2634.918 7902.574 2643.348 7908.028 2650.884 7914.970 L 2650.884 7914.970 ZM 2570.559 7740.931 C 2570.559 7717.725 2565.799 7699.280 2556.279 7685.595 C 2546.957 7671.712 2533.767 7664.770 2516.711 7664.770 C 2507.389 7664.770 2499.356 7666.753 2492.613 7670.720 C 2486.068 7674.488 2480.713 7679.942 2476.548 7687.083 C 2472.581 7693.628 2469.705 7701.561 2467.920 7710.883 C 2466.334 7720.006 2465.540 7729.427 2465.540 7739.146 C 2465.540 7761.161 2470.300 7779.110 2479.820 7792.994 C 2489.539 7806.877 2502.034 7813.819 2517.306 7813.819 C 2534.362 7813.819 2547.453 7806.976 2556.576 7793.291 C 2565.898 7779.408 2570.559 7761.954 2570.559 7740.931 L 2570.559 7740.931 ZM 2627.679 7986.965 C 2627.679 7975.859 2625.101 7966.735 2619.944 7959.595 C 2614.787 7952.455 2606.953 7947.596 2596.441 7945.017 C 2590.888 7944.224 2579.484 7943.332 2562.229 7942.340 C 2544.973 7941.348 2524.942 7940.852 2502.133 7940.852 C 2480.713 7945.017 2465.441 7951.959 2456.318 7961.678 C 2447.393 7971.594 2442.930 7984.288 2442.930 7999.758 C 2442.930 8006.700 2444.417 8013.344 2447.393 8019.691 C 2450.368 8026.037 2455.524 8031.888 2462.863 8037.243 C 2469.804 8042.400 2479.126 8046.565 2490.828 8049.738 C 2502.530 8053.110 2516.810 8054.796 2533.668 8054.796 C 2562.824 8054.796 2585.731 8049.143 2602.391 8037.838 C 2619.250 8026.732 2627.679 8009.774 2627.679 7986.965 L 2627.679 7986.965 ZM 3027.523 7945.315 L 2883.532 7945.315 L 2883.532 7925.680 C 2888.093 7925.283 2893.151 7924.886 2898.704 7924.490 C 2904.258 7924.093 2908.819 7923.300 2912.389 7922.110 C 2917.943 7920.325 2922.009 7917.251 2924.587 7912.887 C 2927.364 7908.325 2928.752 7902.475 2928.752 7895.334 L 2928.752 7744.501 C 2928.752 7723.675 2923.794 7707.610 2913.877 7696.305 C 2904.158 7685.000 2892.258 7679.347 2878.177 7679.347 C 2867.863 7679.347 2858.244 7681.033 2849.319 7684.405 C 2840.592 7687.578 2832.758 7691.545 2825.816 7696.305 C 2819.073 7701.263 2813.916 7706.222 2810.346 7711.180 C 2806.776 7716.139 2803.999 7720.304 2802.016 7723.675 L 2802.016 7892.359 C 2802.016 7899.103 2803.305 7904.656 2805.883 7909.020 C 2808.660 7913.383 2812.825 7916.755 2818.378 7919.135 C 2822.742 7921.118 2827.204 7922.606 2831.766 7923.597 C 2836.526 7924.589 2841.683 7925.283 2847.236 7925.680 L 2847.236 7945.315 L 2703.245 7945.315 L 2703.245 7925.680 C 2707.807 7925.283 2712.567 7924.886 2717.525 7924.490 C 2722.483 7923.895 2726.648 7923.101 2730.020 7922.110 C 2735.574 7920.325 2739.739 7917.251 2742.515 7912.887 C 2745.292 7908.325 2746.680 7902.475 2746.680 7895.334 L 2746.680 7553.801 C 2746.680 7547.058 2745.094 7540.314 2741.920 7533.571 C 2738.945 7526.828 2734.979 7521.770 2730.020 7518.398 C 2726.450 7515.820 2720.103 7514.035 2710.980 7513.043 C 2702.055 7511.853 2694.816 7511.060 2689.262 7510.663 L 2689.262 7491.623 L 2797.851 7484.781 L 2802.016 7489.243 L 2802.016 7693.925 L 2803.206 7693.925 C 2809.751 7687.380 2815.701 7681.628 2821.056 7676.670 C 2826.411 7671.513 2833.452 7666.158 2842.179 7660.605 C 2849.715 7655.845 2858.541 7651.878 2868.656 7648.705 C 2878.970 7645.531 2890.473 7643.945 2903.167 7643.945 C 2929.347 7643.945 2949.478 7652.275 2963.560 7668.935 C 2977.642 7685.397 2984.683 7709.197 2984.683 7740.336 L 2984.683 7892.954 C 2984.683 7899.896 2985.873 7905.549 2988.253 7909.912 C 2990.831 7914.077 2994.996 7917.350 3000.748 7919.730 C 3005.309 7921.515 3009.375 7922.903 3012.945 7923.895 C 3016.714 7924.688 3021.573 7925.283 3027.523 7925.680 L 3027.523 7945.315 L 3027.523 7945.315 ZM 3244.700 7932.522 C 3231.808 7937.877 3219.611 7942.340 3208.107 7945.910 C 3196.604 7949.678 3182.522 7951.563 3165.862 7951.563 C 3141.268 7951.563 3123.914 7945.414 3113.799 7933.117 C 3103.882 7920.622 3098.924 7903.070 3098.924 7880.459 L 3098.924 7681.727 L 3045.968 7681.727 L 3045.968 7653.167 L 3100.114 7653.167 L 3100.114 7561.834 L 3154.259 7561.834 L 3154.259 7653.167 L 3238.452 7653.167 L 3238.452 7681.727 L 3154.854 7681.727 L 3154.854 7845.652 C 3154.854 7857.948 3155.251 7868.262 3156.044 7876.592 C 3157.036 7884.724 3159.218 7891.864 3162.589 7898.012 C 3165.763 7903.764 3170.523 7908.127 3176.869 7911.102 C 3183.216 7914.077 3191.744 7915.565 3202.455 7915.565 C 3207.413 7915.565 3214.652 7915.168 3224.172 7914.375 C 3233.891 7913.383 3240.733 7912.193 3244.700 7910.805 L 3244.700 7932.522 L 3244.700 7932.522 ZM 3602.893 7932.522 C 3590.002 7937.877 3577.804 7942.340 3566.300 7945.910 C 3554.797 7949.678 3540.715 7951.563 3524.055 7951.563 C 3499.462 7951.563 3482.107 7945.414 3471.992 7933.117 C 3462.075 7920.622 3457.117 7903.070 3457.117 7880.459 L 3457.117 7681.727 L 3404.161 7681.727 L 3404.161 7653.167 L 3458.307 7653.167 L 3458.307 7561.834 L 3512.452 7561.834 L 3512.452 7653.167 L 3596.646 7653.167 L 3596.646 7681.727 L 3513.048 7681.727 L 3513.048 7845.652 C 3513.048 7857.948 3513.444 7868.262 3514.238 7876.592 C 3515.229 7884.724 3517.411 7891.864 3520.783 7898.012 C 3523.956 7903.764 3528.716 7908.127 3535.063 7911.102 C 3541.409 7914.077 3549.938 7915.565 3560.648 7915.565 C 3565.606 7915.565 3572.846 7915.168 3582.366 7914.375 C 3592.084 7913.383 3598.927 7912.193 3602.893 7910.805 L 3602.893 7932.522 L 3602.893 7932.522 ZM 3950.972 7945.315 L 3806.980 7945.315 L 3806.980 7925.680 C 3811.542 7925.283 3816.600 7924.886 3822.153 7924.490 C 3827.706 7924.093 3832.268 7923.300 3835.838 7922.110 C 3841.391 7920.325 3845.457 7917.251 3848.036 7912.887 C 3850.812 7908.325 3852.201 7902.475 3852.201 7895.334 L 3852.201 7744.501 C 3852.201 7723.675 3847.242 7707.610 3837.326 7696.305 C 3827.607 7685.000 3815.707 7679.347 3801.625 7679.347 C 3791.312 7679.347 3781.693 7681.033 3772.767 7684.405 C 3764.041 7687.578 3756.206 7691.545 3749.265 7696.305 C 3742.521 7701.263 3737.365 7706.222 3733.795 7711.180 C 3730.225 7716.139 3727.448 7720.304 3725.464 7723.675 L 3725.464 7892.359 C 3725.464 7899.103 3726.754 7904.656 3729.332 7909.020 C 3732.109 7913.383 3736.274 7916.755 3741.827 7919.135 C 3746.191 7921.118 3750.653 7922.606 3755.215 7923.597 C 3759.975 7924.589 3765.132 7925.283 3770.685 7925.680 L 3770.685 7945.315 L 3626.694 7945.315 L 3626.694 7925.680 C 3631.255 7925.283 3636.015 7924.886 3640.974 7924.490 C 3645.932 7923.895 3650.097 7923.101 3653.469 7922.110 C 3659.022 7920.325 3663.187 7917.251 3665.964 7912.887 C 3668.741 7908.325 3670.129 7902.475 3670.129 7895.334 L 3670.129 7553.801 C 3670.129 7547.058 3668.542 7540.314 3665.369 7533.571 C 3662.394 7526.828 3658.427 7521.770 3653.469 7518.398 C 3649.899 7515.820 3643.552 7514.035 3634.429 7513.043 C 3625.504 7511.853 3618.264 7511.060 3612.711 7510.663 L 3612.711 7491.623 L 3721.299 7484.781 L 3725.464 7489.243 L 3725.464 7693.925 L 3726.655 7693.925 C 3733.200 7687.380 3739.150 7681.628 3744.505 7676.670 C 3749.860 7671.513 3756.901 7666.158 3765.627 7660.605 C 3773.164 7655.845 3781.990 7651.878 3792.105 7648.705 C 3802.419 7645.531 3813.922 7643.945 3826.615 7643.945 C 3852.796 7643.945 3872.927 7652.275 3887.009 7668.935 C 3901.090 7685.397 3908.131 7709.197 3908.131 7740.336 L 3908.131 7892.954 C 3908.131 7899.896 3909.321 7905.549 3911.701 7909.912 C 3914.280 7914.077 3918.445 7917.350 3924.196 7919.730 C 3928.758 7921.515 3932.824 7922.903 3936.394 7923.895 C 3940.162 7924.688 3945.022 7925.283 3950.972 7925.680 L 3950.972 7945.315 L 3950.972 7945.315 ZM 4211.584 7689.760 C 4211.584 7699.875 4209.105 7708.899 4204.146 7716.833 C 4199.188 7724.568 4191.552 7728.435 4181.239 7728.435 C 4170.132 7728.435 4161.604 7725.560 4155.654 7719.808 C 4149.902 7714.056 4147.026 7707.709 4147.026 7700.768 C 4147.026 7696.404 4147.323 7692.438 4147.918 7688.868 C 4148.712 7685.298 4149.406 7681.727 4150.001 7678.157 C 4140.679 7678.157 4129.771 7681.926 4117.276 7689.463 C 4104.781 7696.999 4094.170 7707.709 4085.443 7721.593 L 4085.443 7892.359 C 4085.443 7899.301 4086.732 7904.954 4089.310 7909.317 C 4092.087 7913.681 4096.351 7916.953 4102.103 7919.135 C 4107.061 7921.118 4113.408 7922.606 4121.143 7923.597 C 4129.077 7924.589 4135.919 7925.283 4141.671 7925.680 L 4141.671 7945.315 L 3986.969 7945.315 L 3986.969 7925.680 C 3991.531 7925.283 3996.192 7924.886 4000.952 7924.490 C 4005.910 7924.093 4010.175 7923.300 4013.745 7922.110 C 4019.298 7920.325 4023.364 7917.251 4025.942 7912.887 C 4028.719 7908.325 4030.107 7902.475 4030.107 7895.334 L 4030.107 7714.155 C 4030.107 7708.007 4028.620 7701.958 4025.645 7696.008 C 4022.868 7690.058 4018.901 7685.298 4013.745 7681.727 C 4009.976 7679.347 4005.514 7677.662 4000.357 7676.670 C 3995.200 7675.480 3989.647 7674.687 3983.697 7674.290 L 3983.697 7654.952 L 4081.278 7648.407 L 4085.443 7652.572 L 4085.443 7693.925 L 4086.930 7693.925 C 4099.227 7677.860 4112.912 7665.662 4127.986 7657.332 C 4143.059 7649.002 4156.844 7644.837 4169.339 7644.837 C 4181.834 7644.837 4191.949 7648.903 4199.684 7657.035 C 4207.617 7665.166 4211.584 7676.075 4211.584 7689.760 L 4211.584 7689.760 ZM 4521.582 7795.671 C 4521.582 7816.298 4518.309 7836.627 4511.764 7856.659 C 4505.219 7876.493 4495.898 7893.351 4483.799 7907.235 C 4470.114 7923.101 4454.247 7934.902 4436.199 7942.637 C 4418.150 7950.373 4397.920 7954.240 4375.508 7954.240 C 4356.865 7954.240 4339.114 7950.769 4322.255 7943.827 C 4305.397 7936.687 4290.422 7926.374 4277.332 7912.887 C 4264.440 7899.599 4254.127 7883.434 4246.392 7864.394 C 4238.855 7845.156 4235.087 7823.636 4235.087 7799.836 C 4235.087 7754.021 4248.375 7716.535 4274.952 7687.380 C 4301.727 7658.225 4336.734 7643.647 4379.971 7643.647 C 4421.026 7643.647 4454.842 7657.531 4481.419 7685.298 C 4508.194 7712.866 4521.582 7749.657 4521.582 7795.671 L 4521.582 7795.671 ZM 4459.999 7796.266 C 4459.999 7781.391 4458.511 7765.722 4455.536 7749.261 C 4452.561 7732.600 4448.099 7718.519 4442.149 7707.015 C 4435.802 7694.718 4427.472 7684.901 4417.158 7677.562 C 4406.845 7670.026 4394.251 7666.257 4379.376 7666.257 C 4364.104 7666.257 4351.014 7670.026 4340.105 7677.562 C 4329.395 7685.099 4320.668 7695.413 4313.925 7708.503 C 4307.578 7720.601 4303.116 7734.385 4300.537 7749.856 C 4297.959 7765.326 4296.670 7780.300 4296.670 7794.779 C 4296.670 7813.819 4298.157 7831.471 4301.132 7847.734 C 4304.306 7863.799 4309.264 7878.179 4316.008 7890.872 C 4322.751 7903.565 4331.180 7913.581 4341.295 7920.920 C 4351.609 7928.060 4364.302 7931.630 4379.376 7931.630 C 4404.168 7931.630 4423.803 7919.631 4438.281 7895.632 C 4452.760 7871.633 4459.999 7838.511 4459.999 7796.266 L 4459.999 7796.266 ZM 4878.585 7939.960 L 4783.087 7946.505 L 4778.624 7942.340 L 4778.624 7905.152 L 4776.839 7905.152 C 4772.079 7910.110 4766.724 7915.466 4760.774 7921.217 C 4754.824 7926.771 4747.982 7931.828 4740.246 7936.390 C 4731.321 7941.745 4722.694 7945.811 4714.364 7948.587 C 4706.034 7951.364 4694.233 7952.753 4678.961 7952.753 C 4652.979 7952.753 4633.145 7944.323 4619.460 7927.465 C 4605.974 7910.408 4599.230 7885.715 4599.230 7853.387 L 4599.230 7712.965 C 4599.230 7705.825 4597.842 7699.875 4595.065 7695.115 C 4592.487 7690.157 4588.619 7685.893 4583.463 7682.322 C 4579.892 7679.942 4575.430 7678.257 4570.075 7677.265 C 4564.720 7676.075 4559.067 7675.282 4553.117 7674.885 L 4553.117 7655.547 L 4650.996 7648.407 L 4655.458 7652.572 L 4655.458 7856.362 C 4655.458 7877.583 4660.218 7893.549 4669.738 7904.260 C 4679.258 7914.970 4690.663 7920.325 4703.951 7920.325 C 4714.860 7920.325 4724.578 7918.639 4733.106 7915.267 C 4741.635 7911.895 4748.775 7907.929 4754.527 7903.367 C 4759.882 7899.202 4764.543 7894.839 4768.509 7890.277 C 4772.674 7885.517 4775.848 7881.154 4778.029 7877.187 L 4778.029 7710.883 C 4778.029 7704.338 4776.641 7698.586 4773.864 7693.628 C 4771.088 7688.471 4767.220 7684.108 4762.262 7680.537 C 4758.692 7678.157 4753.337 7676.769 4746.197 7676.372 C 4739.255 7675.777 4731.421 7675.282 4722.694 7674.885 L 4722.694 7655.547 L 4829.200 7648.407 L 4833.662 7652.572 L 4833.662 7885.517 C 4833.662 7892.260 4835.051 7898.012 4837.827 7902.772 C 4840.604 7907.532 4844.472 7911.598 4849.430 7914.970 C 4853.000 7917.151 4857.264 7918.639 4862.223 7919.432 C 4867.181 7920.027 4872.635 7920.424 4878.585 7920.622 L 4878.585 7939.960 L 4878.585 7939.960 ZM 5165.378 7914.970 C 5173.311 7922.506 5179.559 7931.035 5184.121 7940.555 C 5188.682 7950.075 5190.963 7961.876 5190.963 7975.958 C 5190.963 7990.040 5187.889 8003.229 5181.741 8015.526 C 5175.592 8028.021 5166.270 8038.830 5153.775 8047.953 C 5140.487 8057.275 5124.620 8064.514 5106.175 8069.671 C 5087.730 8074.828 5064.921 8077.406 5037.749 8077.406 C 4993.322 8077.406 4960.101 8070.861 4938.086 8057.771 C 4916.071 8044.879 4905.063 8025.938 4905.063 8000.948 C 4905.063 7980.718 4912.996 7964.752 4928.863 7953.050 C 4944.730 7941.348 4964.960 7935.002 4989.554 7934.010 L 4989.554 7929.845 C 4983.604 7928.060 4977.455 7925.878 4971.109 7923.300 C 4964.762 7920.523 4959.308 7917.350 4954.746 7913.780 C 4949.589 7909.615 4945.424 7904.755 4942.251 7899.202 C 4939.078 7893.450 4937.491 7886.409 4937.491 7878.079 C 4937.491 7867.568 4941.160 7857.948 4948.498 7849.222 C 4956.035 7840.296 4967.340 7832.661 4982.414 7826.314 L 4982.414 7821.851 C 4963.374 7812.926 4948.598 7801.522 4938.086 7787.638 C 4927.574 7773.557 4922.318 7757.293 4922.318 7738.848 C 4922.318 7711.081 4932.632 7688.273 4953.258 7670.422 C 4974.084 7652.572 5000.661 7643.647 5032.989 7643.647 C 5041.914 7643.647 5050.740 7644.540 5059.467 7646.325 C 5068.392 7648.110 5077.416 7650.391 5086.540 7653.167 L 5188.881 7653.167 L 5188.881 7681.727 L 5119.860 7681.727 L 5119.860 7683.512 C 5127.198 7692.041 5132.653 7701.462 5136.223 7711.775 C 5139.793 7722.089 5141.578 7732.204 5141.578 7742.121 C 5141.578 7767.904 5131.066 7789.721 5110.042 7807.571 C 5089.217 7825.421 5064.921 7834.346 5037.154 7834.346 L 5001.156 7834.346 C 4996.595 7835.933 4991.835 7838.809 4986.876 7842.974 C 4981.918 7847.139 4979.439 7852.792 4979.439 7859.932 C 4979.439 7867.270 4981.521 7872.923 4985.686 7876.889 C 4989.851 7880.658 4994.909 7883.236 5000.859 7884.624 C 5006.611 7886.211 5013.255 7887.203 5020.792 7887.599 C 5028.527 7887.996 5036.460 7888.294 5044.592 7888.492 C 5053.319 7888.690 5065.219 7889.285 5080.292 7890.277 C 5095.564 7891.269 5106.373 7891.864 5112.720 7892.062 C 5121.843 7892.459 5130.967 7894.640 5140.090 7898.607 C 5149.412 7902.574 5157.841 7908.028 5165.378 7914.970 L 5165.378 7914.970 ZM 5085.052 7740.931 C 5085.052 7717.725 5080.292 7699.280 5070.772 7685.595 C 5061.450 7671.712 5048.261 7664.770 5031.204 7664.770 C 5021.882 7664.770 5013.850 7666.753 5007.106 7670.720 C 5000.561 7674.488 4995.206 7679.942 4991.041 7687.083 C 4987.075 7693.628 4984.199 7701.561 4982.414 7710.883 C 4980.827 7720.006 4980.034 7729.427 4980.034 7739.146 C 4980.034 7761.161 4984.794 7779.110 4994.314 7792.994 C 5004.032 7806.877 5016.527 7813.819 5031.799 7813.819 C 5048.856 7813.819 5061.946 7806.976 5071.070 7793.291 C 5080.391 7779.408 5085.052 7761.954 5085.052 7740.931 L 5085.052 7740.931 ZM 5142.173 7986.965 C 5142.173 7975.859 5139.594 7966.735 5134.438 7959.595 C 5129.281 7952.455 5121.447 7947.596 5110.935 7945.017 C 5105.382 7944.224 5093.977 7943.332 5076.722 7942.340 C 5059.467 7941.348 5039.435 7940.852 5016.627 7940.852 C 4995.206 7945.017 4979.935 7951.959 4970.811 7961.678 C 4961.886 7971.594 4957.424 7984.288 4957.424 7999.758 C 4957.424 8006.700 4958.911 8013.344 4961.886 8019.691 C 4964.861 8026.037 4970.018 8031.888 4977.356 8037.243 C 4984.298 8042.400 4993.620 8046.565 5005.321 8049.738 C 5017.023 8053.110 5031.303 8054.796 5048.162 8054.796 C 5077.317 8054.796 5100.225 8049.143 5116.885 8037.838 C 5133.744 8026.732 5142.173 8009.774 5142.173 7986.965 L 5142.173 7986.965 ZM 5542.017 7945.315 L 5398.025 7945.315 L 5398.025 7925.680 C 5402.587 7925.283 5407.644 7924.886 5413.198 7924.490 C 5418.751 7924.093 5423.313 7923.300 5426.883 7922.110 C 5432.436 7920.325 5436.502 7917.251 5439.081 7912.887 C 5441.857 7908.325 5443.246 7902.475 5443.246 7895.334 L 5443.246 7744.501 C 5443.246 7723.675 5438.287 7707.610 5428.370 7696.305 C 5418.652 7685.000 5406.752 7679.347 5392.670 7679.347 C 5382.357 7679.347 5372.737 7681.033 5363.812 7684.405 C 5355.086 7687.578 5347.251 7691.545 5340.310 7696.305 C 5333.566 7701.263 5328.410 7706.222 5324.839 7711.180 C 5321.269 7716.139 5318.493 7720.304 5316.509 7723.675 L 5316.509 7892.359 C 5316.509 7899.103 5317.799 7904.656 5320.377 7909.020 C 5323.154 7913.383 5327.319 7916.755 5332.872 7919.135 C 5337.235 7921.118 5341.698 7922.606 5346.260 7923.597 C 5351.020 7924.589 5356.176 7925.283 5361.730 7925.680 L 5361.730 7945.315 L 5217.738 7945.315 L 5217.738 7925.680 C 5222.300 7925.283 5227.060 7924.886 5232.019 7924.490 C 5236.977 7923.895 5241.142 7923.101 5244.514 7922.110 C 5250.067 7920.325 5254.232 7917.251 5257.009 7912.887 C 5259.786 7908.325 5261.174 7902.475 5261.174 7895.334 L 5261.174 7553.801 C 5261.174 7547.058 5259.587 7540.314 5256.414 7533.571 C 5253.439 7526.828 5249.472 7521.770 5244.514 7518.398 C 5240.944 7515.820 5234.597 7514.035 5225.474 7513.043 C 5216.548 7511.853 5209.309 7511.060 5203.756 7510.663 L 5203.756 7491.623 L 5312.344 7484.781 L 5316.509 7489.243 L 5316.509 7693.925 L 5317.699 7693.925 C 5324.244 7687.380 5330.195 7681.628 5335.550 7676.670 C 5340.905 7671.513 5347.946 7666.158 5356.672 7660.605 C 5364.209 7655.845 5373.035 7651.878 5383.150 7648.705 C 5393.463 7645.531 5404.967 7643.945 5417.660 7643.945 C 5443.841 7643.945 5463.972 7652.275 5478.053 7668.935 C 5492.135 7685.397 5499.176 7709.197 5499.176 7740.336 L 5499.176 7892.954 C 5499.176 7899.896 5500.366 7905.549 5502.746 7909.912 C 5505.324 7914.077 5509.490 7917.350 5515.241 7919.730 C 5519.803 7921.515 5523.869 7922.903 5527.439 7923.895 C 5531.207 7924.688 5536.066 7925.283 5542.017 7925.680 L 5542.017 7945.315 L 5542.017 7945.315 ZM 6003.443 7939.960 C 5994.122 7943.332 5985.891 7946.009 5978.751 7947.992 C 5971.809 7950.174 5963.875 7951.265 5954.950 7951.265 C 5939.480 7951.265 5927.084 7947.695 5917.763 7940.555 C 5908.639 7933.217 5902.788 7922.606 5900.210 7908.722 L 5898.425 7908.722 C 5885.533 7923.002 5871.650 7933.911 5856.774 7941.447 C 5842.098 7948.984 5824.347 7952.753 5803.521 7952.753 C 5781.506 7952.753 5763.359 7946.009 5749.078 7932.522 C 5734.997 7919.036 5727.956 7901.384 5727.956 7879.567 C 5727.956 7868.262 5729.542 7858.147 5732.716 7849.222 C 5735.889 7840.296 5740.649 7832.264 5746.996 7825.124 C 5751.954 7819.174 5758.499 7813.918 5766.631 7809.356 C 5774.763 7804.596 5782.399 7800.828 5789.539 7798.051 C 5798.464 7794.679 5816.512 7788.432 5843.684 7779.308 C 5871.055 7770.185 5889.500 7763.045 5899.020 7757.888 L 5899.020 7728.435 C 5899.020 7725.857 5898.425 7720.899 5897.235 7713.560 C 5896.243 7706.222 5893.962 7699.280 5890.392 7692.735 C 5886.426 7685.397 5880.773 7679.050 5873.435 7673.695 C 5866.295 7668.142 5856.080 7665.365 5842.792 7665.365 C 5833.668 7665.365 5825.140 7666.952 5817.207 7670.125 C 5809.472 7673.100 5804.017 7676.273 5800.844 7679.645 C 5800.844 7683.612 5801.736 7689.463 5803.521 7697.198 C 5805.505 7704.933 5806.496 7712.073 5806.496 7718.618 C 5806.496 7725.560 5803.323 7731.906 5796.976 7737.658 C 5790.828 7743.410 5782.200 7746.286 5771.094 7746.286 C 5761.177 7746.286 5753.838 7742.815 5749.078 7735.873 C 5744.517 7728.733 5742.236 7720.800 5742.236 7712.073 C 5742.236 7702.949 5745.409 7694.223 5751.756 7685.893 C 5758.301 7677.562 5766.730 7670.125 5777.044 7663.580 C 5785.969 7658.026 5796.778 7653.366 5809.472 7649.597 C 5822.165 7645.630 5834.561 7643.647 5846.659 7643.647 C 5863.320 7643.647 5877.798 7644.837 5890.095 7647.217 C 5902.590 7649.399 5913.895 7654.258 5924.010 7661.795 C 5934.125 7669.133 5941.761 7679.149 5946.918 7691.843 C 5952.273 7704.338 5954.950 7720.502 5954.950 7740.336 C 5954.950 7768.697 5954.653 7793.886 5954.058 7815.901 C 5953.463 7837.718 5953.165 7861.618 5953.165 7887.599 C 5953.165 7895.334 5954.455 7901.483 5957.033 7906.045 C 5959.810 7910.606 5963.975 7914.474 5969.528 7917.647 C 5972.503 7919.432 5977.164 7920.424 5983.511 7920.622 C 5990.056 7920.821 5996.700 7920.920 6003.443 7920.920 L 6003.443 7939.960 L 6003.443 7939.960 ZM 5899.615 7782.878 C 5882.756 7787.837 5867.980 7792.696 5855.287 7797.456 C 5842.593 7802.216 5830.793 7808.166 5819.884 7815.306 C 5809.967 7822.050 5802.133 7830.082 5796.381 7839.404 C 5790.630 7848.527 5787.754 7859.436 5787.754 7872.129 C 5787.754 7888.591 5792.018 7900.690 5800.546 7908.425 C 5809.273 7916.160 5820.281 7920.027 5833.569 7920.027 C 5847.651 7920.027 5860.047 7916.656 5870.757 7909.912 C 5881.467 7902.970 5890.491 7894.839 5897.830 7885.517 L 5899.615 7782.878 L 5899.615 7782.878 ZM 6356.579 7945.315 L 6212.885 7945.315 L 6212.885 7925.680 C 6217.447 7925.283 6222.405 7924.886 6227.760 7924.490 C 6233.314 7924.093 6237.876 7923.300 6241.446 7922.110 C 6246.999 7920.325 6251.065 7917.251 6253.643 7912.887 C 6256.420 7908.325 6257.808 7902.475 6257.808 7895.334 L 6257.808 7744.501 C 6257.808 7723.675 6252.850 7707.610 6242.933 7696.305 C 6233.215 7685.000 6221.315 7679.347 6207.233 7679.347 C 6196.721 7679.347 6187.102 7681.033 6178.375 7684.405 C 6169.648 7687.578 6161.913 7691.545 6155.170 7696.305 C 6148.625 7700.867 6143.369 7705.825 6139.402 7711.180 C 6135.634 7716.337 6132.857 7720.502 6131.072 7723.675 L 6131.072 7892.359 C 6131.072 7899.103 6132.460 7904.656 6135.237 7909.020 C 6138.014 7913.383 6142.179 7916.755 6147.732 7919.135 C 6151.897 7921.118 6156.360 7922.606 6161.120 7923.597 C 6166.078 7924.589 6171.136 7925.283 6176.292 7925.680 L 6176.292 7945.315 L 6032.599 7945.315 L 6032.599 7925.680 C 6037.160 7925.283 6041.821 7924.886 6046.581 7924.490 C 6051.540 7924.093 6055.804 7923.300 6059.374 7922.110 C 6064.927 7920.325 6068.993 7917.251 6071.571 7912.887 C 6074.348 7908.325 6075.737 7902.475 6075.737 7895.334 L 6075.737 7714.155 C 6075.737 7707.412 6074.249 7701.263 6071.274 7695.710 C 6068.497 7689.958 6064.531 7685.298 6059.374 7681.727 C 6055.605 7679.347 6051.143 7677.662 6045.986 7676.670 C 6040.830 7675.480 6035.276 7674.687 6029.326 7674.290 L 6029.326 7654.952 L 6126.907 7648.407 L 6131.072 7652.572 L 6131.072 7693.925 L 6132.560 7693.925 C 6137.320 7689.165 6143.270 7683.512 6150.410 7676.967 C 6157.550 7670.224 6164.293 7664.770 6170.640 7660.605 C 6177.978 7655.845 6186.705 7651.878 6196.820 7648.705 C 6206.935 7645.531 6218.340 7643.945 6231.033 7643.945 C 6259.197 7643.945 6280.022 7652.771 6293.509 7670.422 C 6307.194 7687.876 6314.036 7711.180 6314.036 7740.336 L 6314.036 7892.954 C 6314.036 7899.896 6315.226 7905.549 6317.606 7909.912 C 6319.986 7914.077 6324.052 7917.350 6329.804 7919.730 C 6334.564 7921.713 6338.630 7923.101 6342.002 7923.895 C 6345.572 7924.688 6350.431 7925.283 6356.579 7925.680 L 6356.579 7945.315 L 6356.579 7945.315 ZM 6669.850 7939.960 C 6660.528 7943.332 6652.297 7946.009 6645.157 7947.992 C 6638.215 7950.174 6630.282 7951.265 6621.357 7951.265 C 6605.886 7951.265 6593.491 7947.695 6584.169 7940.555 C 6575.045 7933.217 6569.194 7922.606 6566.616 7908.722 L 6564.831 7908.722 C 6551.939 7923.002 6538.056 7933.911 6523.181 7941.447 C 6508.504 7948.984 6490.753 7952.753 6469.928 7952.753 C 6447.912 7952.753 6429.765 7946.009 6415.485 7932.522 C 6401.403 7919.036 6394.362 7901.384 6394.362 7879.567 C 6394.362 7868.262 6395.949 7858.147 6399.122 7849.222 C 6402.295 7840.296 6407.055 7832.264 6413.402 7825.124 C 6418.361 7819.174 6424.906 7813.918 6433.037 7809.356 C 6441.169 7804.596 6448.805 7800.828 6455.945 7798.051 C 6464.870 7794.679 6482.919 7788.432 6510.091 7779.308 C 6537.461 7770.185 6555.906 7763.045 6565.426 7757.888 L 6565.426 7728.435 C 6565.426 7725.857 6564.831 7720.899 6563.641 7713.560 C 6562.649 7706.222 6560.369 7699.280 6556.799 7692.735 C 6552.832 7685.397 6547.179 7679.050 6539.841 7673.695 C 6532.701 7668.142 6522.487 7665.365 6509.198 7665.365 C 6500.075 7665.365 6491.546 7666.952 6483.613 7670.125 C 6475.878 7673.100 6470.424 7676.273 6467.250 7679.645 C 6467.250 7683.612 6468.143 7689.463 6469.928 7697.198 C 6471.911 7704.933 6472.903 7712.073 6472.903 7718.618 C 6472.903 7725.560 6469.729 7731.906 6463.383 7737.658 C 6457.234 7743.410 6448.607 7746.286 6437.500 7746.286 C 6427.583 7746.286 6420.245 7742.815 6415.485 7735.873 C 6410.923 7728.733 6408.642 7720.800 6408.642 7712.073 C 6408.642 7702.949 6411.815 7694.223 6418.162 7685.893 C 6424.707 7677.562 6433.137 7670.125 6443.450 7663.580 C 6452.375 7658.026 6463.184 7653.366 6475.878 7649.597 C 6488.571 7645.630 6500.967 7643.647 6513.066 7643.647 C 6529.726 7643.647 6544.204 7644.837 6556.501 7647.217 C 6568.996 7649.399 6580.301 7654.258 6590.416 7661.795 C 6600.531 7669.133 6608.167 7679.149 6613.324 7691.843 C 6618.679 7704.338 6621.357 7720.502 6621.357 7740.336 C 6621.357 7768.697 6621.059 7793.886 6620.464 7815.901 C 6619.869 7837.718 6619.572 7861.618 6619.572 7887.599 C 6619.572 7895.334 6620.861 7901.483 6623.439 7906.045 C 6626.216 7910.606 6630.381 7914.474 6635.934 7917.647 C 6638.909 7919.432 6643.570 7920.424 6649.917 7920.622 C 6656.462 7920.821 6663.106 7920.920 6669.850 7920.920 L 6669.850 7939.960 L 6669.850 7939.960 ZM 6566.021 7782.878 C 6549.163 7787.837 6534.387 7792.696 6521.693 7797.456 C 6509.000 7802.216 6497.199 7808.166 6486.290 7815.306 C 6476.374 7822.050 6468.539 7830.082 6462.788 7839.404 C 6457.036 7848.527 6454.160 7859.436 6454.160 7872.129 C 6454.160 7888.591 6458.424 7900.690 6466.953 7908.425 C 6475.679 7916.160 6486.687 7920.027 6499.975 7920.027 C 6514.057 7920.027 6526.453 7916.656 6537.163 7909.912 C 6547.873 7902.970 6556.898 7894.839 6564.236 7885.517 L 6566.021 7782.878 L 6566.021 7782.878 ZM 6836.451 7945.315 L 6693.352 7945.315 L 6693.352 7925.680 C 6697.914 7925.283 6702.773 7924.886 6707.930 7924.490 C 6713.087 7923.895 6717.351 7923.101 6720.723 7922.110 C 6726.276 7920.325 6730.441 7917.251 6733.218 7912.887 C 6735.994 7908.325 6737.383 7902.475 6737.383 7895.334 L 6737.383 7555.586 C 6737.383 7548.446 6735.796 7541.802 6732.623 7535.654 C 6729.648 7529.307 6725.681 7524.348 6720.723 7520.778 C 6717.153 7518.398 6710.607 7516.217 6701.087 7514.233 C 6691.567 7512.250 6683.931 7511.060 6678.180 7510.663 L 6678.180 7491.623 L 6788.553 7484.781 L 6792.718 7489.243 L 6792.718 7891.764 C 6792.718 7898.706 6794.007 7904.458 6796.586 7909.020 C 6799.164 7913.383 6803.329 7916.755 6809.081 7919.135 C 6813.444 7921.118 6817.708 7922.606 6821.873 7923.597 C 6826.237 7924.589 6831.096 7925.283 6836.451 7925.680 L 6836.451 7945.315 L 6836.451 7945.315 ZM 6850.434 8041.111 C 6850.434 8031.194 6853.111 8023.062 6858.466 8016.716 C 6864.020 8010.567 6870.862 8007.493 6878.994 8007.493 C 6885.341 8007.493 6890.795 8008.683 6895.357 8011.063 C 6899.918 8013.443 6903.984 8016.517 6907.554 8020.286 C 6910.529 8023.261 6913.703 8027.327 6917.074 8032.483 C 6920.446 8037.640 6923.124 8041.904 6925.107 8045.276 C 6935.024 8039.921 6946.825 8025.938 6960.510 8003.328 C 6974.393 7980.718 6984.409 7960.884 6990.558 7943.827 C 6971.716 7896.822 6954.659 7854.775 6939.387 7817.686 C 6924.115 7780.598 6908.149 7742.220 6891.489 7702.553 C 6887.721 7693.429 6881.374 7686.388 6872.449 7681.430 C 6863.524 7676.273 6854.599 7673.001 6845.674 7671.612 L 6845.674 7651.977 L 6979.550 7651.977 L 6979.550 7672.802 C 6973.600 7673.001 6966.460 7674.290 6958.130 7676.670 C 6949.800 7678.852 6945.635 7681.430 6945.635 7684.405 C 6945.635 7685.595 6946.031 7687.578 6946.825 7690.355 C 6947.816 7693.132 6948.907 7696.008 6950.097 7698.983 C 6957.634 7718.618 6969.137 7746.980 6984.608 7784.068 C 7000.078 7820.959 7012.077 7850.511 7020.605 7872.724 C 7029.530 7851.502 7038.753 7829.586 7048.273 7806.976 C 7057.992 7784.168 7068.801 7757.293 7080.701 7726.353 C 7082.089 7722.585 7084.073 7717.428 7086.651 7710.883 C 7089.229 7704.139 7090.519 7698.388 7090.519 7693.628 C 7090.519 7688.471 7085.957 7683.711 7076.833 7679.347 C 7067.908 7674.786 7059.380 7672.009 7051.248 7671.017 L 7051.248 7651.977 L 7160.134 7651.977 L 7160.134 7670.422 C 7154.184 7671.414 7146.350 7674.885 7136.631 7680.835 C 7126.913 7686.587 7119.674 7694.818 7114.914 7705.528 C 7091.312 7760.268 7070.288 7810.150 7051.843 7855.172 C 7033.596 7900.194 7019.713 7933.316 7010.193 7954.538 C 6997.698 7982.304 6986.492 8003.923 6976.575 8019.393 C 6966.857 8035.062 6957.336 8047.358 6948.015 8056.284 C 6938.891 8064.614 6930.561 8070.167 6923.024 8072.944 C 6915.686 8075.919 6908.050 8077.406 6900.117 8077.406 C 6884.647 8077.406 6872.449 8073.737 6863.524 8066.399 C 6854.797 8059.060 6850.434 8050.631 6850.434 8041.111 L 6850.434 8041.111 ZM 7366.304 7801.621 C 7374.435 7808.761 7380.683 7816.992 7385.046 7826.314 C 7389.410 7835.636 7391.591 7847.040 7391.591 7860.527 C 7391.591 7887.699 7381.377 7909.912 7360.949 7927.167 C 7340.718 7944.422 7314.439 7953.050 7282.110 7953.050 C 7265.053 7953.050 7249.286 7949.976 7234.807 7943.827 C 7220.527 7937.679 7210.313 7932.027 7204.165 7926.870 L 7198.215 7946.207 L 7175.902 7946.207 L 7172.927 7844.164 L 7193.454 7844.164 C 7195.041 7851.899 7198.413 7860.923 7203.570 7871.237 C 7208.726 7881.550 7214.974 7890.872 7222.312 7899.202 C 7230.047 7907.929 7239.270 7915.267 7249.980 7921.217 C 7260.888 7927.167 7273.086 7930.142 7286.573 7930.142 C 7305.613 7930.142 7320.290 7925.878 7330.603 7917.350 C 7340.917 7908.623 7346.073 7896.227 7346.073 7880.162 C 7346.073 7871.832 7344.388 7864.692 7341.016 7858.742 C 7337.842 7852.593 7333.082 7847.238 7326.736 7842.676 C 7320.191 7838.115 7312.158 7834.049 7302.638 7830.479 C 7293.118 7826.711 7282.507 7823.041 7270.805 7819.471 C 7261.483 7816.695 7251.071 7812.926 7239.567 7808.166 C 7228.262 7803.208 7218.544 7797.456 7210.412 7790.911 C 7201.685 7783.969 7194.545 7775.441 7188.992 7765.326 C 7183.439 7755.211 7180.662 7743.311 7180.662 7729.625 C 7180.662 7705.627 7189.587 7685.298 7207.437 7668.637 C 7225.287 7651.977 7249.187 7643.647 7279.135 7643.647 C 7290.639 7643.647 7302.340 7645.135 7314.241 7648.110 C 7326.339 7651.085 7336.157 7654.655 7343.693 7658.820 L 7350.536 7643.350 L 7371.956 7643.350 L 7376.419 7737.658 L 7355.891 7737.658 C 7351.726 7716.634 7342.702 7699.578 7328.818 7686.488 C 7315.133 7673.199 7298.374 7666.555 7278.540 7666.555 C 7262.277 7666.555 7249.484 7670.621 7240.162 7678.752 C 7230.841 7686.884 7226.180 7696.702 7226.180 7708.205 C 7226.180 7717.130 7227.667 7724.568 7230.642 7730.518 C 7233.816 7736.468 7238.477 7741.526 7244.625 7745.691 C 7250.575 7749.657 7258.013 7753.426 7266.938 7756.996 C 7276.061 7760.367 7287.267 7764.235 7300.555 7768.598 C 7313.646 7772.763 7325.942 7777.623 7337.446 7783.176 C 7349.148 7788.729 7358.767 7794.878 7366.304 7801.621 L 7366.304 7801.621 ZM 7576.936 7945.315 L 7435.027 7945.315 L 7435.027 7925.680 C 7439.588 7925.283 7444.249 7924.886 7449.009 7924.490 C 7453.968 7924.093 7458.232 7923.300 7461.802 7922.110 C 7467.355 7920.325 7471.421 7917.251 7474.000 7912.887 C 7476.776 7908.325 7478.165 7902.475 7478.165 7895.334 L 7478.165 7714.155 C 7478.165 7707.809 7476.677 7702.057 7473.702 7696.900 C 7470.925 7691.545 7466.959 7687.083 7461.802 7683.512 C 7458.034 7681.132 7452.579 7679.149 7445.439 7677.562 C 7438.299 7675.777 7431.754 7674.687 7425.804 7674.290 L 7425.804 7654.952 L 7529.335 7648.407 L 7533.500 7652.572 L 7533.500 7891.764 C 7533.500 7898.706 7534.789 7904.458 7537.368 7909.020 C 7540.144 7913.581 7544.409 7916.953 7550.160 7919.135 C 7554.524 7920.920 7558.788 7922.407 7562.953 7923.597 C 7567.118 7924.589 7571.779 7925.283 7576.936 7925.680 L 7576.936 7945.315 L 7576.936 7945.315 ZM 7539.450 7532.679 C 7539.450 7543.984 7535.682 7553.900 7528.145 7562.429 C 7520.807 7570.759 7511.683 7574.924 7500.775 7574.924 C 7490.660 7574.924 7481.834 7570.957 7474.297 7563.024 C 7466.959 7554.892 7463.290 7545.670 7463.290 7535.356 C 7463.290 7524.448 7466.959 7514.928 7474.297 7506.796 C 7481.834 7498.664 7490.660 7494.598 7500.775 7494.598 C 7512.080 7494.598 7521.303 7498.466 7528.443 7506.201 C 7535.781 7513.738 7539.450 7522.563 7539.450 7532.679 L 7539.450 7532.679 ZM 7805.418 7801.621 C 7813.549 7808.761 7819.797 7816.992 7824.160 7826.314 C 7828.524 7835.636 7830.705 7847.040 7830.705 7860.527 C 7830.705 7887.699 7820.491 7909.912 7800.063 7927.167 C 7779.832 7944.422 7753.553 7953.050 7721.224 7953.050 C 7704.168 7953.050 7688.400 7949.976 7673.921 7943.827 C 7659.641 7937.679 7649.427 7932.027 7643.279 7926.870 L 7637.329 7946.207 L 7615.016 7946.207 L 7612.041 7844.164 L 7632.569 7844.164 C 7634.155 7851.899 7637.527 7860.923 7642.684 7871.237 C 7647.840 7881.550 7654.088 7890.872 7661.426 7899.202 C 7669.161 7907.929 7678.384 7915.267 7689.094 7921.217 C 7700.003 7927.167 7712.200 7930.142 7725.687 7930.142 C 7744.727 7930.142 7759.404 7925.878 7769.717 7917.350 C 7780.031 7908.623 7785.188 7896.227 7785.188 7880.162 C 7785.188 7871.832 7783.502 7864.692 7780.130 7858.742 C 7776.957 7852.593 7772.197 7847.238 7765.850 7842.676 C 7759.305 7838.115 7751.272 7834.049 7741.752 7830.479 C 7732.232 7826.711 7721.621 7823.041 7709.919 7819.471 C 7700.598 7816.695 7690.185 7812.926 7678.682 7808.166 C 7667.376 7803.208 7657.658 7797.456 7649.526 7790.911 C 7640.799 7783.969 7633.659 7775.441 7628.106 7765.326 C 7622.553 7755.211 7619.776 7743.311 7619.776 7729.625 C 7619.776 7705.627 7628.701 7685.298 7646.551 7668.637 C 7664.401 7651.977 7688.301 7643.647 7718.249 7643.647 C 7729.753 7643.647 7741.455 7645.135 7753.355 7648.110 C 7765.453 7651.085 7775.271 7654.655 7782.807 7658.820 L 7789.650 7643.350 L 7811.070 7643.350 L 7815.533 7737.658 L 7795.005 7737.658 C 7790.840 7716.634 7781.816 7699.578 7767.932 7686.488 C 7754.247 7673.199 7737.488 7666.555 7717.654 7666.555 C 7701.391 7666.555 7688.598 7670.621 7679.277 7678.752 C 7669.955 7686.884 7665.294 7696.702 7665.294 7708.205 C 7665.294 7717.130 7666.781 7724.568 7669.756 7730.518 C 7672.930 7736.468 7677.591 7741.526 7683.739 7745.691 C 7689.689 7749.657 7697.127 7753.426 7706.052 7756.996 C 7715.175 7760.367 7726.381 7764.235 7739.670 7768.598 C 7752.760 7772.763 7765.056 7777.623 7776.560 7783.176 C 7788.262 7788.729 7797.881 7794.878 7805.418 7801.621 L 7805.418 7801.621 Z">
              <!-- 940 nodes -->
            </draw:path>
          </draw:g>
          <!-- id="g4327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un Nov 20 23:34:06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stroke="none"/>
    </style:style>
    <draw:gradient draw:name="ImportedRadialGradient0" draw:display-name="ImportedRadialGradient0" draw:style="radial" draw:cx="53.339" draw:cy="-551.841" draw:start-color="#000000" draw:end-color="#000000" draw:start-intensity="99.609375%" draw:end-intensity="0.000000%"/>
    <style:style style:name="style1" style:family="graphic" style:parent-style-name="standard">
      <style:graphic-properties draw:fill="solid" draw:fill-color="#3264c8" draw:stroke="gradient" draw:stroke-gradient-name="ImportedRadialGradient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un Nov 20 23:34:06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1 r13725</meta:generator>
    <meta:initial-creator>Inkscape.org - 0.91 r13725</meta:initial-creator>
    <meta:creation-date>2016-11-20 23:34:06</meta:creation-date>
    <dc:date>2016-11-20 23:34:06</dc:date>
    <dc:format>image/svg+xml</dc:format>
  </office:meta>
</office:document-meta>
</file>